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1" svg:font-family="'DejaVu Sans'"/>
    <style:font-face style:name="DejaVu Serif" svg:font-family="'DejaVu Serif'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308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1.349cm"/>
    </style:style>
    <style:style style:name="co4" style:family="table-column">
      <style:table-column-properties fo:break-before="auto" style:column-width="5.477cm"/>
    </style:style>
    <style:style style:name="co5" style:family="table-column">
      <style:table-column-properties fo:break-before="auto" style:column-width="2.96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/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wrap-option="wrap" style:vertical-align="automatic"/>
      <style:text-properties style:font-name="DejaVu Serif" fo:font-size="10pt" style:font-name-asian="DejaVu Serif" style:font-size-asian="10pt" style:font-name-complex="DejaVu Serif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number-columns-repeated="56" table:default-cell-style-name="ce1"/>
        <table:table-row table:style-name="ro1">
          <table:table-cell table:style-name="ce3" office:value-type="string" calcext:value-type="string">
            <text:p>Landkreis/Kreis</text:p>
          </table:table-cell>
          <table:table-cell table:style-name="ce3" office:value-type="string" calcext:value-type="string">
            <text:p>KrS</text:p>
          </table:table-cell>
          <table:table-cell table:style-name="ce3" office:value-type="string" calcext:value-type="string">
            <text:p>BL</text:p>
          </table:table-cell>
          <table:table-cell table:style-name="ce3" office:value-type="string" calcext:value-type="string">
            <text:p>Einw.</text:p>
          </table:table-cell>
          <table:table-cell table:style-name="ce3" office:value-type="string" calcext:value-type="string">
            <text:p>Fl.in km²</text:p>
          </table:table-cell>
          <table:table-cell table:style-name="ce3" office:value-type="string" calcext:value-type="string">
            <text:p>URL</text:p>
          </table:table-cell>
          <table:table-cell table:style-name="ce3" office:value-type="string" calcext:value-type="string">
            <text:p>Has_current_cases</text:p>
          </table:table-cell>
          <table:table-cell table:style-name="ce3" office:value-type="string" calcext:value-type="string">
            <text:p>implemente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annover, Region[FN 1]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NI</text:p>
          </table:table-cell>
          <table:table-cell office:value-type="float" office:value="1157624" calcext:value-type="float">
            <text:p>1157624</text:p>
          </table:table-cell>
          <table:table-cell office:value-type="float" office:value="2290.86" calcext:value-type="float">
            <text:p>2290,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cklinghausen</text:p>
          </table:table-cell>
          <table:table-cell office:value-type="float" office:value="5562" calcext:value-type="float">
            <text:p>5562</text:p>
          </table:table-cell>
          <table:table-cell office:value-type="string" calcext:value-type="string">
            <text:p>NW</text:p>
          </table:table-cell>
          <table:table-cell office:value-type="float" office:value="615261" calcext:value-type="float">
            <text:p>615261</text:p>
          </table:table-cell>
          <table:table-cell office:value-type="float" office:value="761.31" calcext:value-type="float">
            <text:p>761,31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Rhein-Sieg-Kreis</text:p>
          </table:table-cell>
          <table:table-cell office:value-type="float" office:value="5382" calcext:value-type="float">
            <text:p>5382</text:p>
          </table:table-cell>
          <table:table-cell office:value-type="string" calcext:value-type="string">
            <text:p>NW</text:p>
          </table:table-cell>
          <table:table-cell office:value-type="float" office:value="599780" calcext:value-type="float">
            <text:p>599780</text:p>
          </table:table-cell>
          <table:table-cell office:value-type="float" office:value="1153.21" calcext:value-type="float">
            <text:p>1153,21</text:p>
          </table:table-cell>
          <table:table-cell/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hein-Neckar-Kreis</text:p>
          </table:table-cell>
          <table:table-cell office:value-type="float" office:value="8226" calcext:value-type="float">
            <text:p>8226</text:p>
          </table:table-cell>
          <table:table-cell office:value-type="string" calcext:value-type="string">
            <text:p>BW</text:p>
          </table:table-cell>
          <table:table-cell office:value-type="float" office:value="547625" calcext:value-type="float">
            <text:p>547625</text:p>
          </table:table-cell>
          <table:table-cell office:value-type="float" office:value="1061.7" calcext:value-type="float">
            <text:p>1061,7</text:p>
          </table:table-cell>
          <table:table-cell office:value-type="string" calcext:value-type="string">
            <text:p>https://www.rhein-neckar-kreis.de/,Lde/start/landratsamt/coronavirus+-+faq.html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Ludwigsburg</text:p>
          </table:table-cell>
          <table:table-cell office:value-type="float" office:value="8118" calcext:value-type="float">
            <text:p>8118</text:p>
          </table:table-cell>
          <table:table-cell office:value-type="string" calcext:value-type="string">
            <text:p>BW</text:p>
          </table:table-cell>
          <table:table-cell office:value-type="float" office:value="543984" calcext:value-type="float">
            <text:p>543984</text:p>
          </table:table-cell>
          <table:table-cell office:value-type="float" office:value="686.84" calcext:value-type="float">
            <text:p>686,84</text:p>
          </table:table-cell>
          <table:table-cell office:value-type="string" calcext:value-type="string">
            <text:p>https://www.landkreis-ludwigsburg.de/de/gesundheit-veterinaerwesen/gesundheit/informationen-zum-coronavirus/</text:p>
          </table:table-cell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 table:visibility="filter">
          <table:table-cell office:value-type="string" calcext:value-type="string">
            <text:p>Esslingen</text:p>
          </table:table-cell>
          <table:table-cell office:value-type="float" office:value="8116" calcext:value-type="float">
            <text:p>8116</text:p>
          </table:table-cell>
          <table:table-cell office:value-type="string" calcext:value-type="string">
            <text:p>BW</text:p>
          </table:table-cell>
          <table:table-cell office:value-type="float" office:value="533859" calcext:value-type="float">
            <text:p>533859</text:p>
          </table:table-cell>
          <table:table-cell office:value-type="float" office:value="641.46" calcext:value-type="float">
            <text:p>641,46</text:p>
          </table:table-cell>
          <table:table-cell office:value-type="string" calcext:value-type="string">
            <text:p>https://www.landkreis-esslingen.de/,Lde/start.html</text:p>
          </table:table-cell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tmann</text:p>
          </table:table-cell>
          <table:table-cell office:value-type="float" office:value="5158" calcext:value-type="float">
            <text:p>5158</text:p>
          </table:table-cell>
          <table:table-cell office:value-type="string" calcext:value-type="string">
            <text:p>NW</text:p>
          </table:table-cell>
          <table:table-cell office:value-type="float" office:value="485684" calcext:value-type="float">
            <text:p>485684</text:p>
          </table:table-cell>
          <table:table-cell office:value-type="float" office:value="407.22" calcext:value-type="float">
            <text:p>407,22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Rhein-Erft-Kreis</text:p>
          </table:table-cell>
          <table:table-cell office:value-type="float" office:value="5362" calcext:value-type="float">
            <text:p>5362</text:p>
          </table:table-cell>
          <table:table-cell office:value-type="string" calcext:value-type="string">
            <text:p>NW</text:p>
          </table:table-cell>
          <table:table-cell office:value-type="float" office:value="470089" calcext:value-type="float">
            <text:p>470089</text:p>
          </table:table-cell>
          <table:table-cell office:value-type="float" office:value="704.71" calcext:value-type="float">
            <text:p>704,71</text:p>
          </table:table-cell>
          <table:table-cell/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sel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NW</text:p>
          </table:table-cell>
          <table:table-cell office:value-type="float" office:value="459809" calcext:value-type="float">
            <text:p>459809</text:p>
          </table:table-cell>
          <table:table-cell office:value-type="float" office:value="1042.8" calcext:value-type="float">
            <text:p>1042,8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Rhein-Kreis Neuss</text:p>
          </table:table-cell>
          <table:table-cell office:value-type="float" office:value="5162" calcext:value-type="float">
            <text:p>5162</text:p>
          </table:table-cell>
          <table:table-cell office:value-type="string" calcext:value-type="string">
            <text:p>NW</text:p>
          </table:table-cell>
          <table:table-cell office:value-type="float" office:value="451007" calcext:value-type="float">
            <text:p>451007</text:p>
          </table:table-cell>
          <table:table-cell office:value-type="float" office:value="576.52" calcext:value-type="float">
            <text:p>576,52</text:p>
          </table:table-cell>
          <table:table-cell/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infurt</text:p>
          </table:table-cell>
          <table:table-cell office:value-type="float" office:value="5566" calcext:value-type="float">
            <text:p>5566</text:p>
          </table:table-cell>
          <table:table-cell office:value-type="string" calcext:value-type="string">
            <text:p>NW</text:p>
          </table:table-cell>
          <table:table-cell office:value-type="float" office:value="447614" calcext:value-type="float">
            <text:p>447614</text:p>
          </table:table-cell>
          <table:table-cell office:value-type="float" office:value="1795.76" calcext:value-type="float">
            <text:p>1795,76</text:p>
          </table:table-cell>
          <table:table-cell/>
          <table:table-cell office:value-type="string" calcext:value-type="string">
            <text:p>y</text:p>
          </table:table-cell>
          <table:table-cell table:number-columns-repeated="57"/>
        </table:table-row>
        <table:table-row table:style-name="ro1" table:visibility="filter">
          <table:table-cell office:value-type="string" calcext:value-type="string">
            <text:p>Karlsruhe</text:p>
          </table:table-cell>
          <table:table-cell office:value-type="float" office:value="8215" calcext:value-type="float">
            <text:p>8215</text:p>
          </table:table-cell>
          <table:table-cell office:value-type="string" calcext:value-type="string">
            <text:p>BW</text:p>
          </table:table-cell>
          <table:table-cell office:value-type="float" office:value="444232" calcext:value-type="float">
            <text:p>444232</text:p>
          </table:table-cell>
          <table:table-cell office:value-type="float" office:value="1084.96" calcext:value-type="float">
            <text:p>1084,96</text:p>
          </table:table-cell>
          <table:table-cell office:value-type="string" calcext:value-type="string">
            <text:p>https://www.landkreis-karlsruhe.de/Service-Verwaltung/Verwaltung/Dezernate-%C3%84mter/Recht-Ordnung/Gesundheitsamt/Coronavirus.php?object=tx%7c3051.5&amp;ModID=7&amp;FID=3051.2453.1&amp;NavID=1863.87&amp;La=1</text:p>
          </table:table-cell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 table:visibility="filter">
          <table:table-cell office:value-type="string" calcext:value-type="string">
            <text:p>Ortenaukreis</text:p>
          </table:table-cell>
          <table:table-cell office:value-type="float" office:value="8317" calcext:value-type="float">
            <text:p>8317</text:p>
          </table:table-cell>
          <table:table-cell office:value-type="string" calcext:value-type="string">
            <text:p>BW</text:p>
          </table:table-cell>
          <table:table-cell office:value-type="float" office:value="429479" calcext:value-type="float">
            <text:p>429479</text:p>
          </table:table-cell>
          <table:table-cell office:value-type="float" office:value="1860.81" calcext:value-type="float">
            <text:p>1860,81</text:p>
          </table:table-cell>
          <table:table-cell office:value-type="string" calcext:value-type="string">
            <text:p>https://www.ortenaukreis.de/</text:p>
          </table:table-cell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ms-Murr-Kreis</text:p>
          </table:table-cell>
          <table:table-cell office:value-type="float" office:value="8119" calcext:value-type="float">
            <text:p>8119</text:p>
          </table:table-cell>
          <table:table-cell office:value-type="string" calcext:value-type="string">
            <text:p>BW</text:p>
          </table:table-cell>
          <table:table-cell office:value-type="float" office:value="426158" calcext:value-type="float">
            <text:p>426158</text:p>
          </table:table-cell>
          <table:table-cell office:value-type="float" office:value="858.13" calcext:value-type="float">
            <text:p>858,13</text:p>
          </table:table-cell>
          <table:table-cell office:value-type="string" calcext:value-type="string">
            <text:p>https://www.rems-murr-kreis.de/jugend-gesundheit-soziales/gesundheit/coronavirus-aktuelle-informationen/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Main-Kinzig-Kreis</text:p>
          </table:table-cell>
          <table:table-cell office:value-type="float" office:value="6435" calcext:value-type="float">
            <text:p>6435</text:p>
          </table:table-cell>
          <table:table-cell office:value-type="string" calcext:value-type="string">
            <text:p>HE</text:p>
          </table:table-cell>
          <table:table-cell office:value-type="float" office:value="418950" calcext:value-type="float">
            <text:p>418950</text:p>
          </table:table-cell>
          <table:table-cell office:value-type="float" office:value="1397.55" calcext:value-type="float">
            <text:p>1397,55</text:p>
          </table:table-cell>
          <table:table-cell/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 table:visibility="filter">
          <table:table-cell office:value-type="string" calcext:value-type="string">
            <text:p>Märkischer Kreis</text:p>
          </table:table-cell>
          <table:table-cell office:value-type="float" office:value="5962" calcext:value-type="float">
            <text:p>5962</text:p>
          </table:table-cell>
          <table:table-cell office:value-type="string" calcext:value-type="string">
            <text:p>NW</text:p>
          </table:table-cell>
          <table:table-cell office:value-type="float" office:value="412120" calcext:value-type="float">
            <text:p>412120</text:p>
          </table:table-cell>
          <table:table-cell office:value-type="float" office:value="1061.06" calcext:value-type="float">
            <text:p>1061,06</text:p>
          </table:table-cell>
          <table:table-cell/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na</text:p>
          </table:table-cell>
          <table:table-cell office:value-type="float" office:value="5978" calcext:value-type="float">
            <text:p>5978</text:p>
          </table:table-cell>
          <table:table-cell office:value-type="string" calcext:value-type="string">
            <text:p>NW</text:p>
          </table:table-cell>
          <table:table-cell office:value-type="float" office:value="394782" calcext:value-type="float">
            <text:p>394782</text:p>
          </table:table-cell>
          <table:table-cell office:value-type="float" office:value="543.21" calcext:value-type="float">
            <text:p>543,21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Böblingen</text:p>
          </table:table-cell>
          <table:table-cell office:value-type="float" office:value="8115" calcext:value-type="float">
            <text:p>8115</text:p>
          </table:table-cell>
          <table:table-cell office:value-type="string" calcext:value-type="string">
            <text:p>BW</text:p>
          </table:table-cell>
          <table:table-cell office:value-type="float" office:value="391640" calcext:value-type="float">
            <text:p>391640</text:p>
          </table:table-cell>
          <table:table-cell office:value-type="float" office:value="617.82" calcext:value-type="float">
            <text:p>617,82</text:p>
          </table:table-cell>
          <table:table-cell office:value-type="string" calcext:value-type="string">
            <text:p>https://www.lrabb.de/start/Aktuelles/coronavirus.html</text:p>
          </table:table-cell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rken</text:p>
          </table:table-cell>
          <table:table-cell office:value-type="float" office:value="5554" calcext:value-type="float">
            <text:p>5554</text:p>
          </table:table-cell>
          <table:table-cell office:value-type="string" calcext:value-type="string">
            <text:p>NW</text:p>
          </table:table-cell>
          <table:table-cell office:value-type="float" office:value="370676" calcext:value-type="float">
            <text:p>370676</text:p>
          </table:table-cell>
          <table:table-cell office:value-type="float" office:value="1420.98" calcext:value-type="float">
            <text:p>1420,98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ütersloh</text:p>
          </table:table-cell>
          <table:table-cell office:value-type="float" office:value="5754" calcext:value-type="float">
            <text:p>5754</text:p>
          </table:table-cell>
          <table:table-cell office:value-type="string" calcext:value-type="string">
            <text:p>NW</text:p>
          </table:table-cell>
          <table:table-cell office:value-type="float" office:value="364083" calcext:value-type="float">
            <text:p>364083</text:p>
          </table:table-cell>
          <table:table-cell office:value-type="float" office:value="969.21" calcext:value-type="float">
            <text:p>969,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snabrück</text:p>
          </table:table-cell>
          <table:table-cell office:value-type="float" office:value="3459" calcext:value-type="float">
            <text:p>3459</text:p>
          </table:table-cell>
          <table:table-cell office:value-type="string" calcext:value-type="string">
            <text:p>NI</text:p>
          </table:table-cell>
          <table:table-cell office:value-type="float" office:value="357343" calcext:value-type="float">
            <text:p>357343</text:p>
          </table:table-cell>
          <table:table-cell office:value-type="float" office:value="2121.63" calcext:value-type="float">
            <text:p>2121,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ffenbach</text:p>
          </table:table-cell>
          <table:table-cell office:value-type="float" office:value="6438" calcext:value-type="float">
            <text:p>6438</text:p>
          </table:table-cell>
          <table:table-cell office:value-type="string" calcext:value-type="string">
            <text:p>HE</text:p>
          </table:table-cell>
          <table:table-cell office:value-type="float" office:value="354092" calcext:value-type="float">
            <text:p>354092</text:p>
          </table:table-cell>
          <table:table-cell office:value-type="float" office:value="356.3" calcext:value-type="float">
            <text:p>356,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ünchen</text:p>
          </table:table-cell>
          <table:table-cell office:value-type="float" office:value="9184" calcext:value-type="float">
            <text:p>9184</text:p>
          </table:table-cell>
          <table:table-cell office:value-type="string" calcext:value-type="string">
            <text:p>BY</text:p>
          </table:table-cell>
          <table:table-cell office:value-type="float" office:value="348871" calcext:value-type="float">
            <text:p>348871</text:p>
          </table:table-cell>
          <table:table-cell office:value-type="float" office:value="664.25" calcext:value-type="float">
            <text:p>664,25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ippe</text:p>
          </table:table-cell>
          <table:table-cell office:value-type="float" office:value="5766" calcext:value-type="float">
            <text:p>5766</text:p>
          </table:table-cell>
          <table:table-cell office:value-type="string" calcext:value-type="string">
            <text:p>NW</text:p>
          </table:table-cell>
          <table:table-cell office:value-type="float" office:value="348391" calcext:value-type="float">
            <text:p>348391</text:p>
          </table:table-cell>
          <table:table-cell office:value-type="float" office:value="1246.21" calcext:value-type="float">
            <text:p>1246,21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eilbronn</text:p>
          </table:table-cell>
          <table:table-cell office:value-type="float" office:value="8125" calcext:value-type="float">
            <text:p>8125</text:p>
          </table:table-cell>
          <table:table-cell office:value-type="string" calcext:value-type="string">
            <text:p>BW</text:p>
          </table:table-cell>
          <table:table-cell office:value-type="float" office:value="343068" calcext:value-type="float">
            <text:p>343068</text:p>
          </table:table-cell>
          <table:table-cell office:value-type="float" office:value="1099.9" calcext:value-type="float">
            <text:p>1099,9</text:p>
          </table:table-cell>
          <table:table-cell office:value-type="string" calcext:value-type="string">
            <text:p>https://www.landkreis-heilbronn.de/informationen-zum-coronavirus.44148.htm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rzgebirgskreis</text:p>
          </table:table-cell>
          <table:table-cell office:value-type="float" office:value="14521" calcext:value-type="float">
            <text:p>14521</text:p>
          </table:table-cell>
          <table:table-cell office:value-type="string" calcext:value-type="string">
            <text:p>SN</text:p>
          </table:table-cell>
          <table:table-cell office:value-type="float" office:value="337696" calcext:value-type="float">
            <text:p>337696</text:p>
          </table:table-cell>
          <table:table-cell office:value-type="float" office:value="1827.91" calcext:value-type="float">
            <text:p>1827,91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aarbrücken, Regionalverband[FN 1]</text:p>
          </table:table-cell>
          <table:table-cell office:value-type="float" office:value="10041" calcext:value-type="float">
            <text:p>10041</text:p>
          </table:table-cell>
          <table:table-cell office:value-type="string" calcext:value-type="string">
            <text:p>SL</text:p>
          </table:table-cell>
          <table:table-cell office:value-type="float" office:value="329708" calcext:value-type="float">
            <text:p>329708</text:p>
          </table:table-cell>
          <table:table-cell office:value-type="float" office:value="410.64" calcext:value-type="float">
            <text:p>410,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öttingen</text:p>
          </table:table-cell>
          <table:table-cell office:value-type="float" office:value="3159" calcext:value-type="float">
            <text:p>3159</text:p>
          </table:table-cell>
          <table:table-cell office:value-type="string" calcext:value-type="string">
            <text:p>NI</text:p>
          </table:table-cell>
          <table:table-cell office:value-type="float" office:value="328074" calcext:value-type="float">
            <text:p>328074</text:p>
          </table:table-cell>
          <table:table-cell office:value-type="float" office:value="1753.41" calcext:value-type="float">
            <text:p>1753,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msland</text:p>
          </table:table-cell>
          <table:table-cell office:value-type="float" office:value="3454" calcext:value-type="float">
            <text:p>3454</text:p>
          </table:table-cell>
          <table:table-cell office:value-type="string" calcext:value-type="string">
            <text:p>NI</text:p>
          </table:table-cell>
          <table:table-cell office:value-type="float" office:value="325657" calcext:value-type="float">
            <text:p>325657</text:p>
          </table:table-cell>
          <table:table-cell office:value-type="float" office:value="2882.07" calcext:value-type="float">
            <text:p>2882,07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nnepe-Ruhr-Kreis</text:p>
          </table:table-cell>
          <table:table-cell office:value-type="float" office:value="5954" calcext:value-type="float">
            <text:p>5954</text:p>
          </table:table-cell>
          <table:table-cell office:value-type="string" calcext:value-type="string">
            <text:p>NW</text:p>
          </table:table-cell>
          <table:table-cell office:value-type="float" office:value="324296" calcext:value-type="float">
            <text:p>324296</text:p>
          </table:table-cell>
          <table:table-cell office:value-type="float" office:value="409.64" calcext:value-type="float">
            <text:p>409,64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Zwickau</text:p>
          </table:table-cell>
          <table:table-cell office:value-type="float" office:value="14524" calcext:value-type="float">
            <text:p>14524</text:p>
          </table:table-cell>
          <table:table-cell office:value-type="string" calcext:value-type="string">
            <text:p>SN</text:p>
          </table:table-cell>
          <table:table-cell office:value-type="float" office:value="317531" calcext:value-type="float">
            <text:p>317531</text:p>
          </table:table-cell>
          <table:table-cell office:value-type="float" office:value="949.78" calcext:value-type="float">
            <text:p>949,78</text:p>
          </table:table-cell>
          <table:table-cell/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inneberg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SH</text:p>
          </table:table-cell>
          <table:table-cell office:value-type="float" office:value="314391" calcext:value-type="float">
            <text:p>314391</text:p>
          </table:table-cell>
          <table:table-cell office:value-type="float" office:value="664.28" calcext:value-type="float">
            <text:p>664,28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stalbkreis</text:p>
          </table:table-cell>
          <table:table-cell office:value-type="float" office:value="8136" calcext:value-type="float">
            <text:p>8136</text:p>
          </table:table-cell>
          <table:table-cell office:value-type="string" calcext:value-type="string">
            <text:p>BW</text:p>
          </table:table-cell>
          <table:table-cell office:value-type="float" office:value="314002" calcext:value-type="float">
            <text:p>314002</text:p>
          </table:table-cell>
          <table:table-cell office:value-type="float" office:value="1511.54" calcext:value-type="float">
            <text:p>1511,54</text:p>
          </table:table-cell>
          <table:table-cell office:value-type="string" calcext:value-type="string">
            <text:p>https://www.ostalbkreis.de/sixcms/detail.php?_topnav=36&amp;_sub1=31788&amp;_sub2=32062&amp;_sub3=292448&amp;id=292450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leve</text:p>
          </table:table-cell>
          <table:table-cell office:value-type="float" office:value="5154" calcext:value-type="float">
            <text:p>5154</text:p>
          </table:table-cell>
          <table:table-cell office:value-type="string" calcext:value-type="string">
            <text:p>NW</text:p>
          </table:table-cell>
          <table:table-cell office:value-type="float" office:value="310974" calcext:value-type="float">
            <text:p>310974</text:p>
          </table:table-cell>
          <table:table-cell office:value-type="float" office:value="1232.99" calcext:value-type="float">
            <text:p>1232,99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inden-Lübbecke</text:p>
          </table:table-cell>
          <table:table-cell office:value-type="float" office:value="5770" calcext:value-type="float">
            <text:p>5770</text:p>
          </table:table-cell>
          <table:table-cell office:value-type="string" calcext:value-type="string">
            <text:p>NW</text:p>
          </table:table-cell>
          <table:table-cell office:value-type="float" office:value="310710" calcext:value-type="float">
            <text:p>310710</text:p>
          </table:table-cell>
          <table:table-cell office:value-type="float" office:value="1152.41" calcext:value-type="float">
            <text:p>1152,41</text:p>
          </table:table-cell>
          <table:table-cell/>
          <table:table-cell office:value-type="string" calcext:value-type="string">
            <text:p>y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derborn</text:p>
          </table:table-cell>
          <table:table-cell office:value-type="float" office:value="5774" calcext:value-type="float">
            <text:p>5774</text:p>
          </table:table-cell>
          <table:table-cell office:value-type="string" calcext:value-type="string">
            <text:p>NW</text:p>
          </table:table-cell>
          <table:table-cell office:value-type="float" office:value="306890" calcext:value-type="float">
            <text:p>306890</text:p>
          </table:table-cell>
          <table:table-cell office:value-type="float" office:value="1246.8" calcext:value-type="float">
            <text:p>1246,8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 table:visibility="filter">
          <table:table-cell office:value-type="string" calcext:value-type="string">
            <text:p>Wetteraukreis</text:p>
          </table:table-cell>
          <table:table-cell office:value-type="float" office:value="6440" calcext:value-type="float">
            <text:p>6440</text:p>
          </table:table-cell>
          <table:table-cell office:value-type="string" calcext:value-type="string">
            <text:p>HE</text:p>
          </table:table-cell>
          <table:table-cell office:value-type="float" office:value="306460" calcext:value-type="float">
            <text:p>306460</text:p>
          </table:table-cell>
          <table:table-cell office:value-type="float" office:value="1100.69" calcext:value-type="float">
            <text:p>1100,69</text:p>
          </table:table-cell>
          <table:table-cell/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ttelsachsen</text:p>
          </table:table-cell>
          <table:table-cell office:value-type="float" office:value="14522" calcext:value-type="float">
            <text:p>14522</text:p>
          </table:table-cell>
          <table:table-cell office:value-type="string" calcext:value-type="string">
            <text:p>SN</text:p>
          </table:table-cell>
          <table:table-cell office:value-type="float" office:value="306185" calcext:value-type="float">
            <text:p>306185</text:p>
          </table:table-cell>
          <table:table-cell office:value-type="float" office:value="2116.85" calcext:value-type="float">
            <text:p>2116,85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est</text:p>
          </table:table-cell>
          <table:table-cell office:value-type="float" office:value="5974" calcext:value-type="float">
            <text:p>5974</text:p>
          </table:table-cell>
          <table:table-cell office:value-type="string" calcext:value-type="string">
            <text:p>NW</text:p>
          </table:table-cell>
          <table:table-cell office:value-type="float" office:value="301902" calcext:value-type="float">
            <text:p>301902</text:p>
          </table:table-cell>
          <table:table-cell office:value-type="float" office:value="1328.63" calcext:value-type="float">
            <text:p>1328,63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Bautzen</text:p>
          </table:table-cell>
          <table:table-cell office:value-type="float" office:value="14625" calcext:value-type="float">
            <text:p>14625</text:p>
          </table:table-cell>
          <table:table-cell office:value-type="string" calcext:value-type="string">
            <text:p>SN</text:p>
          </table:table-cell>
          <table:table-cell office:value-type="float" office:value="300880" calcext:value-type="float">
            <text:p>300880</text:p>
          </table:table-cell>
          <table:table-cell office:value-type="float" office:value="2395.61" calcext:value-type="float">
            <text:p>2395,61</text:p>
          </table:table-cell>
          <table:table-cell/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ersen</text:p>
          </table:table-cell>
          <table:table-cell office:value-type="float" office:value="5166" calcext:value-type="float">
            <text:p>5166</text:p>
          </table:table-cell>
          <table:table-cell office:value-type="string" calcext:value-type="string">
            <text:p>NW</text:p>
          </table:table-cell>
          <table:table-cell office:value-type="float" office:value="298935" calcext:value-type="float">
            <text:p>298935</text:p>
          </table:table-cell>
          <table:table-cell office:value-type="float" office:value="563.28" calcext:value-type="float">
            <text:p>563,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rmstadt-Dieburg</text:p>
          </table:table-cell>
          <table:table-cell office:value-type="float" office:value="6432" calcext:value-type="float">
            <text:p>6432</text:p>
          </table:table-cell>
          <table:table-cell office:value-type="string" calcext:value-type="string">
            <text:p>HE</text:p>
          </table:table-cell>
          <table:table-cell office:value-type="float" office:value="297399" calcext:value-type="float">
            <text:p>297399</text:p>
          </table:table-cell>
          <table:table-cell office:value-type="float" office:value="658.65" calcext:value-type="float">
            <text:p>658,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utlingen</text:p>
          </table:table-cell>
          <table:table-cell office:value-type="float" office:value="8415" calcext:value-type="float">
            <text:p>8415</text:p>
          </table:table-cell>
          <table:table-cell office:value-type="string" calcext:value-type="string">
            <text:p>BW</text:p>
          </table:table-cell>
          <table:table-cell office:value-type="float" office:value="286748" calcext:value-type="float">
            <text:p>286748</text:p>
          </table:table-cell>
          <table:table-cell office:value-type="float" office:value="1092.74" calcext:value-type="float">
            <text:p>1092,74</text:p>
          </table:table-cell>
          <table:table-cell office:value-type="string" calcext:value-type="string">
            <text:p>https://www.kreis-reutlingen.de/de/Aktuelles/Landkreis-aktuell/Landkreis-aktuell?view=publish&amp;item=article&amp;id=1923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onstanz</text:p>
          </table:table-cell>
          <table:table-cell office:value-type="float" office:value="8335" calcext:value-type="float">
            <text:p>8335</text:p>
          </table:table-cell>
          <table:table-cell office:value-type="string" calcext:value-type="string">
            <text:p>BW</text:p>
          </table:table-cell>
          <table:table-cell office:value-type="float" office:value="285325" calcext:value-type="float">
            <text:p>285325</text:p>
          </table:table-cell>
          <table:table-cell office:value-type="float" office:value="817.97" calcext:value-type="float">
            <text:p>817,97</text:p>
          </table:table-cell>
          <table:table-cell office:value-type="string" calcext:value-type="string">
            <text:p>https://www.lrakn.de/,Lde/service-und-verwaltung/aemter/gesundheit+und+versorgung/coronavirus</text:p>
          </table:table-cell>
          <table:table-cell office:value-type="string" calcext:value-type="string">
            <text:p>y</text:p>
          </table:table-cell>
          <table:table-cell table:number-columns-repeated="57"/>
        </table:table-row>
        <table:table-row table:style-name="ro1" table:visibility="filter">
          <table:table-cell office:value-type="string" calcext:value-type="string">
            <text:p>Ravensburg</text:p>
          </table:table-cell>
          <table:table-cell office:value-type="float" office:value="8436" calcext:value-type="float">
            <text:p>8436</text:p>
          </table:table-cell>
          <table:table-cell office:value-type="string" calcext:value-type="string">
            <text:p>BW</text:p>
          </table:table-cell>
          <table:table-cell office:value-type="float" office:value="284285" calcext:value-type="float">
            <text:p>284285</text:p>
          </table:table-cell>
          <table:table-cell office:value-type="float" office:value="1631.86" calcext:value-type="float">
            <text:p>1631,86</text:p>
          </table:table-cell>
          <table:table-cell office:value-type="string" calcext:value-type="string">
            <text:p>https://www.rv.de/,(anker1197498120283626841086300986166694091666941216669413)/1197498_1202836_2684108_6300986_16669409_16669412#anker1197498120283626841086300986166694091666941216669413</text:p>
          </table:table-cell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heinisch-Bergischer Kreis</text:p>
          </table:table-cell>
          <table:table-cell office:value-type="float" office:value="5378" calcext:value-type="float">
            <text:p>5378</text:p>
          </table:table-cell>
          <table:table-cell office:value-type="string" calcext:value-type="string">
            <text:p>NW</text:p>
          </table:table-cell>
          <table:table-cell office:value-type="float" office:value="283455" calcext:value-type="float">
            <text:p>283455</text:p>
          </table:table-cell>
          <table:table-cell office:value-type="float" office:value="437.32" calcext:value-type="float">
            <text:p>437,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iegen-Wittgenstein</text:p>
          </table:table-cell>
          <table:table-cell office:value-type="float" office:value="5970" calcext:value-type="float">
            <text:p>5970</text:p>
          </table:table-cell>
          <table:table-cell office:value-type="string" calcext:value-type="string">
            <text:p>NW</text:p>
          </table:table-cell>
          <table:table-cell office:value-type="float" office:value="278210" calcext:value-type="float">
            <text:p>278210</text:p>
          </table:table-cell>
          <table:table-cell office:value-type="float" office:value="1132.89" calcext:value-type="float">
            <text:p>1132,89</text:p>
          </table:table-cell>
          <table:table-cell table:style-name="ce2" office:value-type="string" calcext:value-type="string">
            <text:p>https://www.siegen-wittgenstein.de/Startseite/index.php?La=1&amp;object=tx,2170.2450.1&amp;kat=&amp;kuo=2&amp;sub=0&amp;NavID=2170.60.1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Warendorf</text:p>
          </table:table-cell>
          <table:table-cell office:value-type="float" office:value="5570" calcext:value-type="float">
            <text:p>5570</text:p>
          </table:table-cell>
          <table:table-cell office:value-type="string" calcext:value-type="string">
            <text:p>NW</text:p>
          </table:table-cell>
          <table:table-cell office:value-type="float" office:value="277783" calcext:value-type="float">
            <text:p>277783</text:p>
          </table:table-cell>
          <table:table-cell office:value-type="float" office:value="1319.41" calcext:value-type="float">
            <text:p>1319,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ildesheim</text:p>
          </table:table-cell>
          <table:table-cell office:value-type="float" office:value="3254" calcext:value-type="float">
            <text:p>3254</text:p>
          </table:table-cell>
          <table:table-cell office:value-type="string" calcext:value-type="string">
            <text:p>NI</text:p>
          </table:table-cell>
          <table:table-cell office:value-type="float" office:value="276594" calcext:value-type="float">
            <text:p>276594</text:p>
          </table:table-cell>
          <table:table-cell office:value-type="float" office:value="1206.03" calcext:value-type="float">
            <text:p>1206,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geberg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SH</text:p>
          </table:table-cell>
          <table:table-cell office:value-type="float" office:value="276032" calcext:value-type="float">
            <text:p>276032</text:p>
          </table:table-cell>
          <table:table-cell office:value-type="float" office:value="1344.39" calcext:value-type="float">
            <text:p>1344,39</text:p>
          </table:table-cell>
          <table:table-cell office:value-type="string" calcext:value-type="string">
            <text:p>https://www.segeberg.de/Quicknavigation/Startseite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roß-Gerau</text:p>
          </table:table-cell>
          <table:table-cell office:value-type="float" office:value="6433" calcext:value-type="float">
            <text:p>6433</text:p>
          </table:table-cell>
          <table:table-cell office:value-type="string" calcext:value-type="string">
            <text:p>HE</text:p>
          </table:table-cell>
          <table:table-cell office:value-type="float" office:value="274526" calcext:value-type="float">
            <text:p>274526</text:p>
          </table:table-cell>
          <table:table-cell office:value-type="float" office:value="453.04" calcext:value-type="float">
            <text:p>453,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ndsburg-Eckernförde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SH</text:p>
          </table:table-cell>
          <table:table-cell office:value-type="float" office:value="272775" calcext:value-type="float">
            <text:p>272775</text:p>
          </table:table-cell>
          <table:table-cell office:value-type="float" office:value="2189.17" calcext:value-type="float">
            <text:p>2189,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berbergischer Kreis</text:p>
          </table:table-cell>
          <table:table-cell office:value-type="float" office:value="5374" calcext:value-type="float">
            <text:p>5374</text:p>
          </table:table-cell>
          <table:table-cell office:value-type="string" calcext:value-type="string">
            <text:p>NW</text:p>
          </table:table-cell>
          <table:table-cell office:value-type="float" office:value="272471" calcext:value-type="float">
            <text:p>272471</text:p>
          </table:table-cell>
          <table:table-cell office:value-type="float" office:value="918.84" calcext:value-type="float">
            <text:p>918,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rgstraße</text:p>
          </table:table-cell>
          <table:table-cell office:value-type="float" office:value="6431" calcext:value-type="float">
            <text:p>6431</text:p>
          </table:table-cell>
          <table:table-cell office:value-type="string" calcext:value-type="string">
            <text:p>HE</text:p>
          </table:table-cell>
          <table:table-cell office:value-type="float" office:value="269694" calcext:value-type="float">
            <text:p>269694</text:p>
          </table:table-cell>
          <table:table-cell office:value-type="float" office:value="719.52" calcext:value-type="float">
            <text:p>719,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ießen</text:p>
          </table:table-cell>
          <table:table-cell office:value-type="float" office:value="6531" calcext:value-type="float">
            <text:p>6531</text:p>
          </table:table-cell>
          <table:table-cell office:value-type="string" calcext:value-type="string">
            <text:p>HE</text:p>
          </table:table-cell>
          <table:table-cell office:value-type="float" office:value="268876" calcext:value-type="float">
            <text:p>268876</text:p>
          </table:table-cell>
          <table:table-cell office:value-type="float" office:value="854.67" calcext:value-type="float">
            <text:p>854,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üren</text:p>
          </table:table-cell>
          <table:table-cell office:value-type="float" office:value="5358" calcext:value-type="float">
            <text:p>5358</text:p>
          </table:table-cell>
          <table:table-cell office:value-type="string" calcext:value-type="string">
            <text:p>NW</text:p>
          </table:table-cell>
          <table:table-cell office:value-type="float" office:value="263722" calcext:value-type="float">
            <text:p>263722</text:p>
          </table:table-cell>
          <table:table-cell office:value-type="float" office:value="941.37" calcext:value-type="float">
            <text:p>941,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eisgau-Hochschwarzwald</text:p>
          </table:table-cell>
          <table:table-cell office:value-type="float" office:value="8315" calcext:value-type="float">
            <text:p>8315</text:p>
          </table:table-cell>
          <table:table-cell office:value-type="string" calcext:value-type="string">
            <text:p>BW</text:p>
          </table:table-cell>
          <table:table-cell office:value-type="float" office:value="262795" calcext:value-type="float">
            <text:p>262795</text:p>
          </table:table-cell>
          <table:table-cell office:value-type="float" office:value="1378.34" calcext:value-type="float">
            <text:p>1378,34</text:p>
          </table:table-cell>
          <table:table-cell office:value-type="string" calcext:value-type="string">
            <text:p>https://www.breisgau-hochschwarzwald.de/pb/Breisgau-Hochschwarzwald/Start/Service+_+Verwaltung/Corona-Virus.html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osenheim</text:p>
          </table:table-cell>
          <table:table-cell office:value-type="float" office:value="9187" calcext:value-type="float">
            <text:p>9187</text:p>
          </table:table-cell>
          <table:table-cell office:value-type="string" calcext:value-type="string">
            <text:p>BY</text:p>
          </table:table-cell>
          <table:table-cell office:value-type="float" office:value="260983" calcext:value-type="float">
            <text:p>260983</text:p>
          </table:table-cell>
          <table:table-cell office:value-type="float" office:value="1439.54" calcext:value-type="float">
            <text:p>1439,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ochsauerlandkreis</text:p>
          </table:table-cell>
          <table:table-cell office:value-type="float" office:value="5958" calcext:value-type="float">
            <text:p>5958</text:p>
          </table:table-cell>
          <table:table-cell office:value-type="string" calcext:value-type="string">
            <text:p>NW</text:p>
          </table:table-cell>
          <table:table-cell office:value-type="float" office:value="260475" calcext:value-type="float">
            <text:p>260475</text:p>
          </table:table-cell>
          <table:table-cell office:value-type="float" office:value="1960.17" calcext:value-type="float">
            <text:p>1960,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cklenburgische Seenplatte</text:p>
          </table:table-cell>
          <table:table-cell office:value-type="float" office:value="13071" calcext:value-type="float">
            <text:p>13071</text:p>
          </table:table-cell>
          <table:table-cell office:value-type="string" calcext:value-type="string">
            <text:p>MV</text:p>
          </table:table-cell>
          <table:table-cell office:value-type="float" office:value="259130" calcext:value-type="float">
            <text:p>259130</text:p>
          </table:table-cell>
          <table:table-cell office:value-type="float" office:value="5470.35" calcext:value-type="float">
            <text:p>5470,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ipzig</text:p>
          </table:table-cell>
          <table:table-cell office:value-type="float" office:value="14729" calcext:value-type="float">
            <text:p>14729</text:p>
          </table:table-cell>
          <table:table-cell office:value-type="string" calcext:value-type="string">
            <text:p>SN</text:p>
          </table:table-cell>
          <table:table-cell office:value-type="float" office:value="257763" calcext:value-type="float">
            <text:p>257763</text:p>
          </table:table-cell>
          <table:table-cell office:value-type="float" office:value="1651.3" calcext:value-type="float">
            <text:p>1651,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öppingen</text:p>
          </table:table-cell>
          <table:table-cell office:value-type="float" office:value="8117" calcext:value-type="float">
            <text:p>8117</text:p>
          </table:table-cell>
          <table:table-cell office:value-type="string" calcext:value-type="string">
            <text:p>BW</text:p>
          </table:table-cell>
          <table:table-cell office:value-type="float" office:value="257253" calcext:value-type="float">
            <text:p>257253</text:p>
          </table:table-cell>
          <table:table-cell office:value-type="float" office:value="642.36" calcext:value-type="float">
            <text:p>642,36</text:p>
          </table:table-cell>
          <table:table-cell office:value-type="string" calcext:value-type="string">
            <text:p>https://www.landkreis-goeppingen.de/start/_Aktuelles/coronavirus.html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örlitz</text:p>
          </table:table-cell>
          <table:table-cell office:value-type="float" office:value="14626" calcext:value-type="float">
            <text:p>14626</text:p>
          </table:table-cell>
          <table:table-cell office:value-type="string" calcext:value-type="string">
            <text:p>SN</text:p>
          </table:table-cell>
          <table:table-cell office:value-type="float" office:value="254894" calcext:value-type="float">
            <text:p>254894</text:p>
          </table:table-cell>
          <table:table-cell office:value-type="float" office:value="2111.41" calcext:value-type="float">
            <text:p>2111,41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einsberg</text:p>
          </table:table-cell>
          <table:table-cell office:value-type="float" office:value="5370" calcext:value-type="float">
            <text:p>5370</text:p>
          </table:table-cell>
          <table:table-cell office:value-type="string" calcext:value-type="string">
            <text:p>NW</text:p>
          </table:table-cell>
          <table:table-cell office:value-type="float" office:value="254322" calcext:value-type="float">
            <text:p>254322</text:p>
          </table:table-cell>
          <table:table-cell office:value-type="float" office:value="627.99" calcext:value-type="float">
            <text:p>627,9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hn-Dill-Kreis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HE</text:p>
          </table:table-cell>
          <table:table-cell office:value-type="float" office:value="253777" calcext:value-type="float">
            <text:p>253777</text:p>
          </table:table-cell>
          <table:table-cell office:value-type="float" office:value="1066.52" calcext:value-type="float">
            <text:p>1066,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rburg</text:p>
          </table:table-cell>
          <table:table-cell office:value-type="float" office:value="3353" calcext:value-type="float">
            <text:p>3353</text:p>
          </table:table-cell>
          <table:table-cell office:value-type="string" calcext:value-type="string">
            <text:p>NI</text:p>
          </table:table-cell>
          <table:table-cell office:value-type="float" office:value="252776" calcext:value-type="float">
            <text:p>252776</text:p>
          </table:table-cell>
          <table:table-cell office:value-type="float" office:value="1245.03" calcext:value-type="float">
            <text:p>1245,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ugsburg</text:p>
          </table:table-cell>
          <table:table-cell office:value-type="float" office:value="9772" calcext:value-type="float">
            <text:p>9772</text:p>
          </table:table-cell>
          <table:table-cell office:value-type="string" calcext:value-type="string">
            <text:p>BY</text:p>
          </table:table-cell>
          <table:table-cell office:value-type="float" office:value="251534" calcext:value-type="float">
            <text:p>251534</text:p>
          </table:table-cell>
          <table:table-cell office:value-type="float" office:value="1071.13" calcext:value-type="float">
            <text:p>1071,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erford</text:p>
          </table:table-cell>
          <table:table-cell office:value-type="float" office:value="5758" calcext:value-type="float">
            <text:p>5758</text:p>
          </table:table-cell>
          <table:table-cell office:value-type="string" calcext:value-type="string">
            <text:p>NW</text:p>
          </table:table-cell>
          <table:table-cell office:value-type="float" office:value="250783" calcext:value-type="float">
            <text:p>250783</text:p>
          </table:table-cell>
          <table:table-cell office:value-type="float" office:value="450.41" calcext:value-type="float">
            <text:p>450,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burg-Biedenkopf</text:p>
          </table:table-cell>
          <table:table-cell office:value-type="float" office:value="6534" calcext:value-type="float">
            <text:p>6534</text:p>
          </table:table-cell>
          <table:table-cell office:value-type="string" calcext:value-type="string">
            <text:p>HE</text:p>
          </table:table-cell>
          <table:table-cell office:value-type="float" office:value="246648" calcext:value-type="float">
            <text:p>246648</text:p>
          </table:table-cell>
          <table:table-cell office:value-type="float" office:value="1262.55" calcext:value-type="float">
            <text:p>1262,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ächsische Schweiz-Osterzgebirge</text:p>
          </table:table-cell>
          <table:table-cell office:value-type="float" office:value="14628" calcext:value-type="float">
            <text:p>14628</text:p>
          </table:table-cell>
          <table:table-cell office:value-type="string" calcext:value-type="string">
            <text:p>SN</text:p>
          </table:table-cell>
          <table:table-cell office:value-type="float" office:value="245611" calcext:value-type="float">
            <text:p>245611</text:p>
          </table:table-cell>
          <table:table-cell office:value-type="float" office:value="1654.19" calcext:value-type="float">
            <text:p>1654,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ormarn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SH</text:p>
          </table:table-cell>
          <table:table-cell office:value-type="float" office:value="243196" calcext:value-type="float">
            <text:p>243196</text:p>
          </table:table-cell>
          <table:table-cell office:value-type="float" office:value="766.33" calcext:value-type="float">
            <text:p>766,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ißen</text:p>
          </table:table-cell>
          <table:table-cell office:value-type="float" office:value="14627" calcext:value-type="float">
            <text:p>14627</text:p>
          </table:table-cell>
          <table:table-cell office:value-type="string" calcext:value-type="string">
            <text:p>SN</text:p>
          </table:table-cell>
          <table:table-cell office:value-type="float" office:value="242165" calcext:value-type="float">
            <text:p>242165</text:p>
          </table:table-cell>
          <table:table-cell office:value-type="float" office:value="1454.59" calcext:value-type="float">
            <text:p>1454,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in-Taunus-Kreis</text:p>
          </table:table-cell>
          <table:table-cell office:value-type="float" office:value="6436" calcext:value-type="float">
            <text:p>6436</text:p>
          </table:table-cell>
          <table:table-cell office:value-type="string" calcext:value-type="string">
            <text:p>HE</text:p>
          </table:table-cell>
          <table:table-cell office:value-type="float" office:value="237735" calcext:value-type="float">
            <text:p>237735</text:p>
          </table:table-cell>
          <table:table-cell office:value-type="float" office:value="222.39" calcext:value-type="float">
            <text:p>222,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rpommern-Greifswald</text:p>
          </table:table-cell>
          <table:table-cell office:value-type="float" office:value="13075" calcext:value-type="float">
            <text:p>13075</text:p>
          </table:table-cell>
          <table:table-cell office:value-type="string" calcext:value-type="string">
            <text:p>MV</text:p>
          </table:table-cell>
          <table:table-cell office:value-type="float" office:value="236697" calcext:value-type="float">
            <text:p>236697</text:p>
          </table:table-cell>
          <table:table-cell office:value-type="float" office:value="3929.73" calcext:value-type="float">
            <text:p>3929,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ssel</text:p>
          </table:table-cell>
          <table:table-cell office:value-type="float" office:value="6633" calcext:value-type="float">
            <text:p>6633</text:p>
          </table:table-cell>
          <table:table-cell office:value-type="string" calcext:value-type="string">
            <text:p>HE</text:p>
          </table:table-cell>
          <table:table-cell office:value-type="float" office:value="236633" calcext:value-type="float">
            <text:p>236633</text:p>
          </table:table-cell>
          <table:table-cell office:value-type="float" office:value="1292.92" calcext:value-type="float">
            <text:p>1292,9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ochtaunuskreis</text:p>
          </table:table-cell>
          <table:table-cell office:value-type="float" office:value="6434" calcext:value-type="float">
            <text:p>6434</text:p>
          </table:table-cell>
          <table:table-cell office:value-type="string" calcext:value-type="string">
            <text:p>HE</text:p>
          </table:table-cell>
          <table:table-cell office:value-type="float" office:value="236564" calcext:value-type="float">
            <text:p>236564</text:p>
          </table:table-cell>
          <table:table-cell office:value-type="float" office:value="482.02" calcext:value-type="float">
            <text:p>482,02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Rastatt</text:p>
          </table:table-cell>
          <table:table-cell office:value-type="float" office:value="8216" calcext:value-type="float">
            <text:p>8216</text:p>
          </table:table-cell>
          <table:table-cell office:value-type="string" calcext:value-type="string">
            <text:p>BW</text:p>
          </table:table-cell>
          <table:table-cell office:value-type="float" office:value="231018" calcext:value-type="float">
            <text:p>231018</text:p>
          </table:table-cell>
          <table:table-cell office:value-type="float" office:value="738.75" calcext:value-type="float">
            <text:p>738,75</text:p>
          </table:table-cell>
          <table:table-cell office:value-type="string" calcext:value-type="string">
            <text:p><text:a xlink:href="https://www.baden-baden.de/buergerservice/news/corona-aktuell_9635/" xlink:type="simple">https://www.baden-baden.de/buergerservice/news/corona-aktuell_9635/</text:a>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örrach</text:p>
          </table:table-cell>
          <table:table-cell office:value-type="float" office:value="8336" calcext:value-type="float">
            <text:p>8336</text:p>
          </table:table-cell>
          <table:table-cell office:value-type="string" calcext:value-type="string">
            <text:p>BW</text:p>
          </table:table-cell>
          <table:table-cell office:value-type="float" office:value="228639" calcext:value-type="float">
            <text:p>228639</text:p>
          </table:table-cell>
          <table:table-cell office:value-type="float" office:value="806.76" calcext:value-type="float">
            <text:p>806,76</text:p>
          </table:table-cell>
          <table:table-cell office:value-type="string" calcext:value-type="string">
            <text:p>https://www.loerrach-landkreis.de/de/Service-Verwaltung/Fachbereiche/Gesundheit/Sachgebiete/Sachgebiet/Corona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ogtlandkreis</text:p>
          </table:table-cell>
          <table:table-cell office:value-type="float" office:value="14523" calcext:value-type="float">
            <text:p>14523</text:p>
          </table:table-cell>
          <table:table-cell office:value-type="string" calcext:value-type="string">
            <text:p>SN</text:p>
          </table:table-cell>
          <table:table-cell office:value-type="float" office:value="227796" calcext:value-type="float">
            <text:p>227796</text:p>
          </table:table-cell>
          <table:table-cell office:value-type="float" office:value="1412.42" calcext:value-type="float">
            <text:p>1412,42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Tübingen</text:p>
          </table:table-cell>
          <table:table-cell office:value-type="float" office:value="8416" calcext:value-type="float">
            <text:p>8416</text:p>
          </table:table-cell>
          <table:table-cell office:value-type="string" calcext:value-type="string">
            <text:p>BW</text:p>
          </table:table-cell>
          <table:table-cell office:value-type="float" office:value="227331" calcext:value-type="float">
            <text:p>227331</text:p>
          </table:table-cell>
          <table:table-cell office:value-type="float" office:value="519.2" calcext:value-type="float">
            <text:p>519,2</text:p>
          </table:table-cell>
          <table:table-cell office:value-type="string" calcext:value-type="string">
            <text:p>https://www.kreis-tuebingen.de/Startseite.html</text:p>
          </table:table-cell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orpommern-Rügen</text:p>
          </table:table-cell>
          <table:table-cell office:value-type="float" office:value="13073" calcext:value-type="float">
            <text:p>13073</text:p>
          </table:table-cell>
          <table:table-cell office:value-type="string" calcext:value-type="string">
            <text:p>MV</text:p>
          </table:table-cell>
          <table:table-cell office:value-type="float" office:value="224684" calcext:value-type="float">
            <text:p>224684</text:p>
          </table:table-cell>
          <table:table-cell office:value-type="float" office:value="3207.37" calcext:value-type="float">
            <text:p>3207,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ulda</text:p>
          </table:table-cell>
          <table:table-cell office:value-type="float" office:value="6631" calcext:value-type="float">
            <text:p>6631</text:p>
          </table:table-cell>
          <table:table-cell office:value-type="string" calcext:value-type="string">
            <text:p>HE</text:p>
          </table:table-cell>
          <table:table-cell office:value-type="float" office:value="222584" calcext:value-type="float">
            <text:p>222584</text:p>
          </table:table-cell>
          <table:table-cell office:value-type="float" office:value="1380.4" calcext:value-type="float">
            <text:p>1380,4</text:p>
          </table:table-cell>
          <table:table-cell table:style-name="ce2" office:value-type="string" calcext:value-type="string">
            <text:p>https://www.landkreis-fulda.de/buergerservice/gesundheit/aktuelles#c11139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oesfeld</text:p>
          </table:table-cell>
          <table:table-cell office:value-type="float" office:value="5558" calcext:value-type="float">
            <text:p>5558</text:p>
          </table:table-cell>
          <table:table-cell office:value-type="string" calcext:value-type="string">
            <text:p>NW</text:p>
          </table:table-cell>
          <table:table-cell office:value-type="float" office:value="219929" calcext:value-type="float">
            <text:p>219929</text:p>
          </table:table-cell>
          <table:table-cell office:value-type="float" office:value="1112.04" calcext:value-type="float">
            <text:p>1112,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ürstenfeldbruck</text:p>
          </table:table-cell>
          <table:table-cell office:value-type="float" office:value="9179" calcext:value-type="float">
            <text:p>9179</text:p>
          </table:table-cell>
          <table:table-cell office:value-type="string" calcext:value-type="string">
            <text:p>BY</text:p>
          </table:table-cell>
          <table:table-cell office:value-type="float" office:value="219320" calcext:value-type="float">
            <text:p>219320</text:p>
          </table:table-cell>
          <table:table-cell office:value-type="float" office:value="434.79" calcext:value-type="float">
            <text:p>434,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epholz</text:p>
          </table:table-cell>
          <table:table-cell office:value-type="float" office:value="3251" calcext:value-type="float">
            <text:p>3251</text:p>
          </table:table-cell>
          <table:table-cell office:value-type="string" calcext:value-type="string">
            <text:p>NI</text:p>
          </table:table-cell>
          <table:table-cell office:value-type="float" office:value="216886" calcext:value-type="float">
            <text:p>216886</text:p>
          </table:table-cell>
          <table:table-cell office:value-type="float" office:value="1988.14" calcext:value-type="float">
            <text:p>1988,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denseekreis</text:p>
          </table:table-cell>
          <table:table-cell office:value-type="float" office:value="8435" calcext:value-type="float">
            <text:p>8435</text:p>
          </table:table-cell>
          <table:table-cell office:value-type="string" calcext:value-type="string">
            <text:p>BW</text:p>
          </table:table-cell>
          <table:table-cell office:value-type="float" office:value="216227" calcext:value-type="float">
            <text:p>216227</text:p>
          </table:table-cell>
          <table:table-cell office:value-type="float" office:value="664.81" calcext:value-type="float">
            <text:p>664,81</text:p>
          </table:table-cell>
          <table:table-cell office:value-type="string" calcext:value-type="string">
            <text:p>https://www.bodenseekreis.de/de/soziales-gesundheit/gesundheit/infektionsschutz/infektionskrankheiten/corona-virus/</text:p>
          </table:table-cell>
          <table:table-cell office:value-type="string" calcext:value-type="string">
            <text:p>y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stock</text:p>
          </table:table-cell>
          <table:table-cell office:value-type="float" office:value="13072" calcext:value-type="float">
            <text:p>13072</text:p>
          </table:table-cell>
          <table:table-cell office:value-type="string" calcext:value-type="string">
            <text:p>MV</text:p>
          </table:table-cell>
          <table:table-cell office:value-type="float" office:value="215113" calcext:value-type="float">
            <text:p>215113</text:p>
          </table:table-cell>
          <table:table-cell office:value-type="float" office:value="3422.51" calcext:value-type="float">
            <text:p>3422,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tsdam-Mittelmark</text:p>
          </table:table-cell>
          <table:table-cell office:value-type="float" office:value="12069" calcext:value-type="float">
            <text:p>12069</text:p>
          </table:table-cell>
          <table:table-cell office:value-type="string" calcext:value-type="string">
            <text:p>BB</text:p>
          </table:table-cell>
          <table:table-cell office:value-type="float" office:value="214664" calcext:value-type="float">
            <text:p>214664</text:p>
          </table:table-cell>
          <table:table-cell office:value-type="float" office:value="2591.61" calcext:value-type="float">
            <text:p>2591,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rz</text:p>
          </table:table-cell>
          <table:table-cell office:value-type="float" office:value="15085" calcext:value-type="float">
            <text:p>15085</text:p>
          </table:table-cell>
          <table:table-cell office:value-type="string" calcext:value-type="string">
            <text:p>ST</text:p>
          </table:table-cell>
          <table:table-cell office:value-type="float" office:value="214446" calcext:value-type="float">
            <text:p>214446</text:p>
          </table:table-cell>
          <table:table-cell office:value-type="float" office:value="2104.54" calcext:value-type="float">
            <text:p>2104,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yen-Koblenz</text:p>
          </table:table-cell>
          <table:table-cell office:value-type="float" office:value="7137" calcext:value-type="float">
            <text:p>7137</text:p>
          </table:table-cell>
          <table:table-cell office:value-type="string" calcext:value-type="string">
            <text:p>RP</text:p>
          </table:table-cell>
          <table:table-cell office:value-type="float" office:value="214259" calcext:value-type="float">
            <text:p>214259</text:p>
          </table:table-cell>
          <table:table-cell office:value-type="float" office:value="817.25" calcext:value-type="float">
            <text:p>817,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dwigslust-Parchim</text:p>
          </table:table-cell>
          <table:table-cell office:value-type="float" office:value="13076" calcext:value-type="float">
            <text:p>13076</text:p>
          </table:table-cell>
          <table:table-cell office:value-type="string" calcext:value-type="string">
            <text:p>MV</text:p>
          </table:table-cell>
          <table:table-cell office:value-type="float" office:value="212618" calcext:value-type="float">
            <text:p>212618</text:p>
          </table:table-cell>
          <table:table-cell office:value-type="float" office:value="4752.44" calcext:value-type="float">
            <text:p>4752,44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Schwarzwald-Baar-Kreis</text:p>
          </table:table-cell>
          <table:table-cell office:value-type="float" office:value="8326" calcext:value-type="float">
            <text:p>8326</text:p>
          </table:table-cell>
          <table:table-cell office:value-type="string" calcext:value-type="string">
            <text:p>BW</text:p>
          </table:table-cell>
          <table:table-cell office:value-type="float" office:value="212381" calcext:value-type="float">
            <text:p>212381</text:p>
          </table:table-cell>
          <table:table-cell office:value-type="float" office:value="1025.27" calcext:value-type="float">
            <text:p>1025,27</text:p>
          </table:table-cell>
          <table:table-cell office:value-type="string" calcext:value-type="string">
            <text:p>https://www.lrasbk.de/Kurzmen%C3%BC/Startseite/Infos-zum-Coronavirus.php?object=tx,2961.5&amp;ModID=7&amp;FID=2961.13112.1</text:p>
          </table:table-cell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berhavel</text:p>
          </table:table-cell>
          <table:table-cell office:value-type="float" office:value="12065" calcext:value-type="float">
            <text:p>12065</text:p>
          </table:table-cell>
          <table:table-cell office:value-type="string" calcext:value-type="string">
            <text:p>BB</text:p>
          </table:table-cell>
          <table:table-cell office:value-type="float" office:value="211249" calcext:value-type="float">
            <text:p>211249</text:p>
          </table:table-cell>
          <table:table-cell office:value-type="float" office:value="1808.18" calcext:value-type="float">
            <text:p>1808,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inz-Bingen</text:p>
          </table:table-cell>
          <table:table-cell office:value-type="float" office:value="7339" calcext:value-type="float">
            <text:p>7339</text:p>
          </table:table-cell>
          <table:table-cell office:value-type="string" calcext:value-type="string">
            <text:p>RP</text:p>
          </table:table-cell>
          <table:table-cell office:value-type="float" office:value="210889" calcext:value-type="float">
            <text:p>210889</text:p>
          </table:table-cell>
          <table:table-cell office:value-type="float" office:value="605.77" calcext:value-type="float">
            <text:p>605,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de</text:p>
          </table:table-cell>
          <table:table-cell office:value-type="float" office:value="3359" calcext:value-type="float">
            <text:p>3359</text:p>
          </table:table-cell>
          <table:table-cell office:value-type="string" calcext:value-type="string">
            <text:p>NI</text:p>
          </table:table-cell>
          <table:table-cell office:value-type="float" office:value="203102" calcext:value-type="float">
            <text:p>203102</text:p>
          </table:table-cell>
          <table:table-cell office:value-type="float" office:value="1266.02" calcext:value-type="float">
            <text:p>1266,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esterwaldkreis</text:p>
          </table:table-cell>
          <table:table-cell office:value-type="float" office:value="7143" calcext:value-type="float">
            <text:p>7143</text:p>
          </table:table-cell>
          <table:table-cell office:value-type="string" calcext:value-type="string">
            <text:p>RP</text:p>
          </table:table-cell>
          <table:table-cell office:value-type="float" office:value="201597" calcext:value-type="float">
            <text:p>201597</text:p>
          </table:table-cell>
          <table:table-cell office:value-type="float" office:value="988.95" calcext:value-type="float">
            <text:p>988,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stholstein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SH</text:p>
          </table:table-cell>
          <table:table-cell office:value-type="float" office:value="200581" calcext:value-type="float">
            <text:p>200581</text:p>
          </table:table-cell>
          <table:table-cell office:value-type="float" office:value="1392.55" calcext:value-type="float">
            <text:p>1392,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hleswig-Flensburg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SH</text:p>
          </table:table-cell>
          <table:table-cell office:value-type="float" office:value="200025" calcext:value-type="float">
            <text:p>200025</text:p>
          </table:table-cell>
          <table:table-cell office:value-type="float" office:value="2071.14" calcext:value-type="float">
            <text:p>2071,14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Biberach</text:p>
          </table:table-cell>
          <table:table-cell office:value-type="float" office:value="8426" calcext:value-type="float">
            <text:p>8426</text:p>
          </table:table-cell>
          <table:table-cell office:value-type="string" calcext:value-type="string">
            <text:p>BW</text:p>
          </table:table-cell>
          <table:table-cell office:value-type="float" office:value="199742" calcext:value-type="float">
            <text:p>199742</text:p>
          </table:table-cell>
          <table:table-cell office:value-type="float" office:value="1409.74" calcext:value-type="float">
            <text:p>1409,74</text:p>
          </table:table-cell>
          <table:table-cell office:value-type="string" calcext:value-type="string">
            <text:p>https://www.biberach.de/</text:p>
          </table:table-cell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nzkreis</text:p>
          </table:table-cell>
          <table:table-cell office:value-type="float" office:value="8236" calcext:value-type="float">
            <text:p>8236</text:p>
          </table:table-cell>
          <table:table-cell office:value-type="string" calcext:value-type="string">
            <text:p>BW</text:p>
          </table:table-cell>
          <table:table-cell office:value-type="float" office:value="198905" calcext:value-type="float">
            <text:p>198905</text:p>
          </table:table-cell>
          <table:table-cell office:value-type="float" office:value="573.68" calcext:value-type="float">
            <text:p>573,68</text:p>
          </table:table-cell>
          <table:table-cell office:value-type="string" calcext:value-type="string">
            <text:p>https://www.enzkreis.de/Quicknavigation/Start/Gesundheitsamt-informiert-%C3%BCber-das-neue-Coronavirus-SARS-CoV-2-30-best%C3%A4tigte-F%C3%A4lle-in-Pforzheim-und-im-Enzkreis.php?object=tx,2891.6&amp;ModID=7&amp;FID=2891.1978.1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uxhaven</text:p>
          </table:table-cell>
          <table:table-cell office:value-type="float" office:value="3352" calcext:value-type="float">
            <text:p>3352</text:p>
          </table:table-cell>
          <table:table-cell office:value-type="string" calcext:value-type="string">
            <text:p>NI</text:p>
          </table:table-cell>
          <table:table-cell office:value-type="float" office:value="198213" calcext:value-type="float">
            <text:p>198213</text:p>
          </table:table-cell>
          <table:table-cell office:value-type="float" office:value="2057.78" calcext:value-type="float">
            <text:p>2057,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ordsachsen</text:p>
          </table:table-cell>
          <table:table-cell office:value-type="float" office:value="14730" calcext:value-type="float">
            <text:p>14730</text:p>
          </table:table-cell>
          <table:table-cell office:value-type="string" calcext:value-type="string">
            <text:p>SN</text:p>
          </table:table-cell>
          <table:table-cell office:value-type="float" office:value="197673" calcext:value-type="float">
            <text:p>197673</text:p>
          </table:table-cell>
          <table:table-cell office:value-type="float" office:value="2028.56" calcext:value-type="float">
            <text:p>2028,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erzogtum Lauenburg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SH</text:p>
          </table:table-cell>
          <table:table-cell office:value-type="float" office:value="197264" calcext:value-type="float">
            <text:p>197264</text:p>
          </table:table-cell>
          <table:table-cell office:value-type="float" office:value="1263.01" calcext:value-type="float">
            <text:p>1263,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b-Donau-Kreis</text:p>
          </table:table-cell>
          <table:table-cell office:value-type="float" office:value="8425" calcext:value-type="float">
            <text:p>8425</text:p>
          </table:table-cell>
          <table:table-cell office:value-type="string" calcext:value-type="string">
            <text:p>BW</text:p>
          </table:table-cell>
          <table:table-cell office:value-type="float" office:value="196047" calcext:value-type="float">
            <text:p>196047</text:p>
          </table:table-cell>
          <table:table-cell office:value-type="float" office:value="1358.68" calcext:value-type="float">
            <text:p>1358,68</text:p>
          </table:table-cell>
          <table:table-cell table:style-name="ce4" office:value-type="string" calcext:value-type="string">
            <text:p><text:a xlink:href="https://www.alb-donau-kreis.de/alb-donau-kreis/startseite/dienstleistungen+service/coronavirus.html" xlink:type="simple">https://www.alb-donau-kreis.de/alb-donau-kreis/startseite/dienstleistungen+service/coronavirus.html</text:a>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chwäbisch Hall</text:p>
          </table:table-cell>
          <table:table-cell office:value-type="float" office:value="8127" calcext:value-type="float">
            <text:p>8127</text:p>
          </table:table-cell>
          <table:table-cell office:value-type="string" calcext:value-type="string">
            <text:p>BW</text:p>
          </table:table-cell>
          <table:table-cell office:value-type="float" office:value="195861" calcext:value-type="float">
            <text:p>195861</text:p>
          </table:table-cell>
          <table:table-cell office:value-type="float" office:value="1483.97" calcext:value-type="float">
            <text:p>1483,97</text:p>
          </table:table-cell>
          <table:table-cell office:value-type="string" calcext:value-type="string">
            <text:p>https://www.lrasha.de/index.php?id=953?&amp;no_cache=1&amp;publish[id]=1107342&amp;publish[start]=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aarlouis</text:p>
          </table:table-cell>
          <table:table-cell office:value-type="float" office:value="10044" calcext:value-type="float">
            <text:p>10044</text:p>
          </table:table-cell>
          <table:table-cell office:value-type="string" calcext:value-type="string">
            <text:p>SL</text:p>
          </table:table-cell>
          <table:table-cell office:value-type="float" office:value="195201" calcext:value-type="float">
            <text:p>195201</text:p>
          </table:table-cell>
          <table:table-cell office:value-type="float" office:value="459.05" calcext:value-type="float">
            <text:p>459,0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ärkisch-Oderland</text:p>
          </table:table-cell>
          <table:table-cell office:value-type="float" office:value="12064" calcext:value-type="float">
            <text:p>12064</text:p>
          </table:table-cell>
          <table:table-cell office:value-type="string" calcext:value-type="string">
            <text:p>BB</text:p>
          </table:table-cell>
          <table:table-cell office:value-type="float" office:value="194328" calcext:value-type="float">
            <text:p>194328</text:p>
          </table:table-cell>
          <table:table-cell office:value-type="float" office:value="2158.67" calcext:value-type="float">
            <text:p>2158,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gensburg</text:p>
          </table:table-cell>
          <table:table-cell office:value-type="float" office:value="9375" calcext:value-type="float">
            <text:p>9375</text:p>
          </table:table-cell>
          <table:table-cell office:value-type="string" calcext:value-type="string">
            <text:p>BY</text:p>
          </table:table-cell>
          <table:table-cell office:value-type="float" office:value="193572" calcext:value-type="float">
            <text:p>193572</text:p>
          </table:table-cell>
          <table:table-cell office:value-type="float" office:value="1391.9" calcext:value-type="float">
            <text:p>1391,9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uskirchen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NW</text:p>
          </table:table-cell>
          <table:table-cell office:value-type="float" office:value="192840" calcext:value-type="float">
            <text:p>192840</text:p>
          </table:table-cell>
          <table:table-cell office:value-type="float" office:value="1248.73" calcext:value-type="float">
            <text:p>1248,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au</text:p>
          </table:table-cell>
          <table:table-cell office:value-type="float" office:value="9275" calcext:value-type="float">
            <text:p>9275</text:p>
          </table:table-cell>
          <table:table-cell office:value-type="string" calcext:value-type="string">
            <text:p>BY</text:p>
          </table:table-cell>
          <table:table-cell office:value-type="float" office:value="192043" calcext:value-type="float">
            <text:p>192043</text:p>
          </table:table-cell>
          <table:table-cell office:value-type="float" office:value="1530.29" calcext:value-type="float">
            <text:p>1530,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lzlandkreis</text:p>
          </table:table-cell>
          <table:table-cell office:value-type="float" office:value="15089" calcext:value-type="float">
            <text:p>15089</text:p>
          </table:table-cell>
          <table:table-cell office:value-type="string" calcext:value-type="string">
            <text:p>ST</text:p>
          </table:table-cell>
          <table:table-cell office:value-type="float" office:value="190560" calcext:value-type="float">
            <text:p>190560</text:p>
          </table:table-cell>
          <table:table-cell office:value-type="float" office:value="1426.76" calcext:value-type="float">
            <text:p>1426,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urich</text:p>
          </table:table-cell>
          <table:table-cell office:value-type="float" office:value="3452" calcext:value-type="float">
            <text:p>3452</text:p>
          </table:table-cell>
          <table:table-cell office:value-type="string" calcext:value-type="string">
            <text:p>NI</text:p>
          </table:table-cell>
          <table:table-cell office:value-type="float" office:value="189848" calcext:value-type="float">
            <text:p>189848</text:p>
          </table:table-cell>
          <table:table-cell office:value-type="float" office:value="1287.31" calcext:value-type="float">
            <text:p>1287,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llernalbkreis</text:p>
          </table:table-cell>
          <table:table-cell office:value-type="float" office:value="8417" calcext:value-type="float">
            <text:p>8417</text:p>
          </table:table-cell>
          <table:table-cell office:value-type="string" calcext:value-type="string">
            <text:p>BW</text:p>
          </table:table-cell>
          <table:table-cell office:value-type="float" office:value="188935" calcext:value-type="float">
            <text:p>188935</text:p>
          </table:table-cell>
          <table:table-cell office:value-type="float" office:value="917.72" calcext:value-type="float">
            <text:p>917,72</text:p>
          </table:table-cell>
          <table:table-cell office:value-type="string" calcext:value-type="string">
            <text:p>https://www.zollernalbkreis.de/aktuelles/nachrichten/antworten+auf+haeufig+gestellte+fragen+zum+neuartigen+coronavirus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heingau-Taunus-Kreis</text:p>
          </table:table-cell>
          <table:table-cell office:value-type="float" office:value="6439" calcext:value-type="float">
            <text:p>6439</text:p>
          </table:table-cell>
          <table:table-cell office:value-type="string" calcext:value-type="string">
            <text:p>HE</text:p>
          </table:table-cell>
          <table:table-cell office:value-type="float" office:value="187157" calcext:value-type="float">
            <text:p>187157</text:p>
          </table:table-cell>
          <table:table-cell office:value-type="float" office:value="811.48" calcext:value-type="float">
            <text:p>811,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alekreis</text:p>
          </table:table-cell>
          <table:table-cell office:value-type="float" office:value="15088" calcext:value-type="float">
            <text:p>15088</text:p>
          </table:table-cell>
          <table:table-cell office:value-type="string" calcext:value-type="string">
            <text:p>ST</text:p>
          </table:table-cell>
          <table:table-cell office:value-type="float" office:value="184582" calcext:value-type="float">
            <text:p>184582</text:p>
          </table:table-cell>
          <table:table-cell office:value-type="float" office:value="1433.67" calcext:value-type="float">
            <text:p>1433,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nsbach</text:p>
          </table:table-cell>
          <table:table-cell office:value-type="float" office:value="9571" calcext:value-type="float">
            <text:p>9571</text:p>
          </table:table-cell>
          <table:table-cell office:value-type="string" calcext:value-type="string">
            <text:p>BY</text:p>
          </table:table-cell>
          <table:table-cell office:value-type="float" office:value="183949" calcext:value-type="float">
            <text:p>183949</text:p>
          </table:table-cell>
          <table:table-cell office:value-type="float" office:value="1971.84" calcext:value-type="float">
            <text:p>1971,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üneburg</text:p>
          </table:table-cell>
          <table:table-cell office:value-type="float" office:value="3355" calcext:value-type="float">
            <text:p>3355</text:p>
          </table:table-cell>
          <table:table-cell office:value-type="string" calcext:value-type="string">
            <text:p>NI</text:p>
          </table:table-cell>
          <table:table-cell office:value-type="float" office:value="183372" calcext:value-type="float">
            <text:p>183372</text:p>
          </table:table-cell>
          <table:table-cell office:value-type="float" office:value="1323.68" calcext:value-type="float">
            <text:p>1323,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rnim</text:p>
          </table:table-cell>
          <table:table-cell office:value-type="float" office:value="12060" calcext:value-type="float">
            <text:p>12060</text:p>
          </table:table-cell>
          <table:table-cell office:value-type="string" calcext:value-type="string">
            <text:p>BB</text:p>
          </table:table-cell>
          <table:table-cell office:value-type="float" office:value="182760" calcext:value-type="float">
            <text:p>182760</text:p>
          </table:table-cell>
          <table:table-cell office:value-type="float" office:value="1479.67" calcext:value-type="float">
            <text:p>1479,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uwied</text:p>
          </table:table-cell>
          <table:table-cell office:value-type="float" office:value="7138" calcext:value-type="float">
            <text:p>7138</text:p>
          </table:table-cell>
          <table:table-cell office:value-type="string" calcext:value-type="string">
            <text:p>RP</text:p>
          </table:table-cell>
          <table:table-cell office:value-type="float" office:value="181941" calcext:value-type="float">
            <text:p>181941</text:p>
          </table:table-cell>
          <table:table-cell office:value-type="float" office:value="626.9" calcext:value-type="float">
            <text:p>626,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hwalm-Eder-Kreis</text:p>
          </table:table-cell>
          <table:table-cell office:value-type="float" office:value="6634" calcext:value-type="float">
            <text:p>6634</text:p>
          </table:table-cell>
          <table:table-cell office:value-type="string" calcext:value-type="string">
            <text:p>HE</text:p>
          </table:table-cell>
          <table:table-cell office:value-type="float" office:value="180222" calcext:value-type="float">
            <text:p>180222</text:p>
          </table:table-cell>
          <table:table-cell office:value-type="float" office:value="1538.51" calcext:value-type="float">
            <text:p>1538,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rgenlandkreis</text:p>
          </table:table-cell>
          <table:table-cell office:value-type="float" office:value="15084" calcext:value-type="float">
            <text:p>15084</text:p>
          </table:table-cell>
          <table:table-cell office:value-type="string" calcext:value-type="string">
            <text:p>ST</text:p>
          </table:table-cell>
          <table:table-cell office:value-type="float" office:value="180190" calcext:value-type="float">
            <text:p>180190</text:p>
          </table:table-cell>
          <table:table-cell office:value-type="float" office:value="1413.67" calcext:value-type="float">
            <text:p>1413,67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reising</text:p>
          </table:table-cell>
          <table:table-cell office:value-type="float" office:value="9178" calcext:value-type="float">
            <text:p>9178</text:p>
          </table:table-cell>
          <table:table-cell office:value-type="string" calcext:value-type="string">
            <text:p>BY</text:p>
          </table:table-cell>
          <table:table-cell office:value-type="float" office:value="179116" calcext:value-type="float">
            <text:p>179116</text:p>
          </table:table-cell>
          <table:table-cell office:value-type="float" office:value="799.83" calcext:value-type="float">
            <text:p>799,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lle</text:p>
          </table:table-cell>
          <table:table-cell office:value-type="float" office:value="3351" calcext:value-type="float">
            <text:p>3351</text:p>
          </table:table-cell>
          <table:table-cell office:value-type="string" calcext:value-type="string">
            <text:p>NI</text:p>
          </table:table-cell>
          <table:table-cell office:value-type="float" office:value="178936" calcext:value-type="float">
            <text:p>178936</text:p>
          </table:table-cell>
          <table:table-cell office:value-type="float" office:value="1545.21" calcext:value-type="float">
            <text:p>1545,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der-Spree</text:p>
          </table:table-cell>
          <table:table-cell office:value-type="float" office:value="12067" calcext:value-type="float">
            <text:p>12067</text:p>
          </table:table-cell>
          <table:table-cell office:value-type="string" calcext:value-type="string">
            <text:p>BB</text:p>
          </table:table-cell>
          <table:table-cell office:value-type="float" office:value="178658" calcext:value-type="float">
            <text:p>178658</text:p>
          </table:table-cell>
          <table:table-cell office:value-type="float" office:value="2256.78" calcext:value-type="float">
            <text:p>2256,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aunstein</text:p>
          </table:table-cell>
          <table:table-cell office:value-type="float" office:value="9189" calcext:value-type="float">
            <text:p>9189</text:p>
          </table:table-cell>
          <table:table-cell office:value-type="string" calcext:value-type="string">
            <text:p>BY</text:p>
          </table:table-cell>
          <table:table-cell office:value-type="float" office:value="177089" calcext:value-type="float">
            <text:p>177089</text:p>
          </table:table-cell>
          <table:table-cell office:value-type="float" office:value="1534" calcext:value-type="float">
            <text:p>15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ifhorn</text:p>
          </table:table-cell>
          <table:table-cell office:value-type="float" office:value="3151" calcext:value-type="float">
            <text:p>3151</text:p>
          </table:table-cell>
          <table:table-cell office:value-type="string" calcext:value-type="string">
            <text:p>NI</text:p>
          </table:table-cell>
          <table:table-cell office:value-type="float" office:value="175920" calcext:value-type="float">
            <text:p>175920</text:p>
          </table:table-cell>
          <table:table-cell office:value-type="float" office:value="1562.86" calcext:value-type="float">
            <text:p>1562,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schaffenburg</text:p>
          </table:table-cell>
          <table:table-cell office:value-type="float" office:value="9671" calcext:value-type="float">
            <text:p>9671</text:p>
          </table:table-cell>
          <table:table-cell office:value-type="string" calcext:value-type="string">
            <text:p>BY</text:p>
          </table:table-cell>
          <table:table-cell office:value-type="float" office:value="174208" calcext:value-type="float">
            <text:p>174208</text:p>
          </table:table-cell>
          <table:table-cell office:value-type="float" office:value="699.15" calcext:value-type="float">
            <text:p>699,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u-Ulm</text:p>
          </table:table-cell>
          <table:table-cell office:value-type="float" office:value="9775" calcext:value-type="float">
            <text:p>9775</text:p>
          </table:table-cell>
          <table:table-cell office:value-type="string" calcext:value-type="string">
            <text:p>BY</text:p>
          </table:table-cell>
          <table:table-cell office:value-type="float" office:value="174200" calcext:value-type="float">
            <text:p>174200</text:p>
          </table:table-cell>
          <table:table-cell office:value-type="float" office:value="515.86" calcext:value-type="float">
            <text:p>515,86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imburg-Weilburg</text:p>
          </table:table-cell>
          <table:table-cell office:value-type="float" office:value="6533" calcext:value-type="float">
            <text:p>6533</text:p>
          </table:table-cell>
          <table:table-cell office:value-type="string" calcext:value-type="string">
            <text:p>HE</text:p>
          </table:table-cell>
          <table:table-cell office:value-type="float" office:value="172083" calcext:value-type="float">
            <text:p>172083</text:p>
          </table:table-cell>
          <table:table-cell office:value-type="float" office:value="738.48" calcext:value-type="float">
            <text:p>738,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örde</text:p>
          </table:table-cell>
          <table:table-cell office:value-type="float" office:value="15083" calcext:value-type="float">
            <text:p>15083</text:p>
          </table:table-cell>
          <table:table-cell office:value-type="string" calcext:value-type="string">
            <text:p>ST</text:p>
          </table:table-cell>
          <table:table-cell office:value-type="float" office:value="171734" calcext:value-type="float">
            <text:p>171734</text:p>
          </table:table-cell>
          <table:table-cell office:value-type="float" office:value="2366.63" calcext:value-type="float">
            <text:p>2366,63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Waldshut</text:p>
          </table:table-cell>
          <table:table-cell office:value-type="float" office:value="8337" calcext:value-type="float">
            <text:p>8337</text:p>
          </table:table-cell>
          <table:table-cell office:value-type="string" calcext:value-type="string">
            <text:p>BW</text:p>
          </table:table-cell>
          <table:table-cell office:value-type="float" office:value="170619" calcext:value-type="float">
            <text:p>170619</text:p>
          </table:table-cell>
          <table:table-cell office:value-type="float" office:value="1131.15" calcext:value-type="float">
            <text:p>1131,15</text:p>
          </table:table-cell>
          <table:table-cell office:value-type="string" calcext:value-type="string">
            <text:p>https://www.landkreis-waldshut.de/aktuelles/informationen-zum-neuartigen-coronavirus/</text:p>
          </table:table-cell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ürnberger Land</text:p>
          </table:table-cell>
          <table:table-cell office:value-type="float" office:value="9574" calcext:value-type="float">
            <text:p>9574</text:p>
          </table:table-cell>
          <table:table-cell office:value-type="string" calcext:value-type="string">
            <text:p>BY</text:p>
          </table:table-cell>
          <table:table-cell office:value-type="float" office:value="170365" calcext:value-type="float">
            <text:p>170365</text:p>
          </table:table-cell>
          <table:table-cell office:value-type="float" office:value="799.57" calcext:value-type="float">
            <text:p>799,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er</text:p>
          </table:table-cell>
          <table:table-cell office:value-type="float" office:value="3457" calcext:value-type="float">
            <text:p>3457</text:p>
          </table:table-cell>
          <table:table-cell office:value-type="string" calcext:value-type="string">
            <text:p>NI</text:p>
          </table:table-cell>
          <table:table-cell office:value-type="float" office:value="169809" calcext:value-type="float">
            <text:p>169809</text:p>
          </table:table-cell>
          <table:table-cell office:value-type="float" office:value="1086.01" calcext:value-type="float">
            <text:p>1086,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oppenburg</text:p>
          </table:table-cell>
          <table:table-cell office:value-type="float" office:value="3453" calcext:value-type="float">
            <text:p>3453</text:p>
          </table:table-cell>
          <table:table-cell office:value-type="string" calcext:value-type="string">
            <text:p>NI</text:p>
          </table:table-cell>
          <table:table-cell office:value-type="float" office:value="169348" calcext:value-type="float">
            <text:p>169348</text:p>
          </table:table-cell>
          <table:table-cell office:value-type="float" office:value="1418.45" calcext:value-type="float">
            <text:p>1418,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hme-Spreewald</text:p>
          </table:table-cell>
          <table:table-cell office:value-type="float" office:value="12061" calcext:value-type="float">
            <text:p>12061</text:p>
          </table:table-cell>
          <table:table-cell office:value-type="string" calcext:value-type="string">
            <text:p>BB</text:p>
          </table:table-cell>
          <table:table-cell office:value-type="float" office:value="169067" calcext:value-type="float">
            <text:p>169067</text:p>
          </table:table-cell>
          <table:table-cell office:value-type="float" office:value="2274.48" calcext:value-type="float">
            <text:p>2274,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eltow-Fläming</text:p>
          </table:table-cell>
          <table:table-cell office:value-type="float" office:value="12072" calcext:value-type="float">
            <text:p>12072</text:p>
          </table:table-cell>
          <table:table-cell office:value-type="string" calcext:value-type="string">
            <text:p>BB</text:p>
          </table:table-cell>
          <table:table-cell office:value-type="float" office:value="168296" calcext:value-type="float">
            <text:p>168296</text:p>
          </table:table-cell>
          <table:table-cell office:value-type="float" office:value="2104.19" calcext:value-type="float">
            <text:p>2104,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ordfriesland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SH</text:p>
          </table:table-cell>
          <table:table-cell office:value-type="float" office:value="165507" calcext:value-type="float">
            <text:p>165507</text:p>
          </table:table-cell>
          <table:table-cell office:value-type="float" office:value="2082.96" calcext:value-type="float">
            <text:p>2082,96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Emmendingen</text:p>
          </table:table-cell>
          <table:table-cell office:value-type="float" office:value="8316" calcext:value-type="float">
            <text:p>8316</text:p>
          </table:table-cell>
          <table:table-cell office:value-type="string" calcext:value-type="string">
            <text:p>BW</text:p>
          </table:table-cell>
          <table:table-cell office:value-type="float" office:value="165383" calcext:value-type="float">
            <text:p>165383</text:p>
          </table:table-cell>
          <table:table-cell office:value-type="float" office:value="679.9" calcext:value-type="float">
            <text:p>679,9</text:p>
          </table:table-cell>
          <table:table-cell office:value-type="string" calcext:value-type="string">
            <text:p>https://www.landkreis-emmendingen.de/startseite/</text:p>
          </table:table-cell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tenburg (Wümme)</text:p>
          </table:table-cell>
          <table:table-cell office:value-type="float" office:value="3357" calcext:value-type="float">
            <text:p>3357</text:p>
          </table:table-cell>
          <table:table-cell office:value-type="string" calcext:value-type="string">
            <text:p>NI</text:p>
          </table:table-cell>
          <table:table-cell office:value-type="float" office:value="163455" calcext:value-type="float">
            <text:p>163455</text:p>
          </table:table-cell>
          <table:table-cell office:value-type="float" office:value="2070.45" calcext:value-type="float">
            <text:p>2070,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velland</text:p>
          </table:table-cell>
          <table:table-cell office:value-type="float" office:value="12063" calcext:value-type="float">
            <text:p>12063</text:p>
          </table:table-cell>
          <table:table-cell office:value-type="string" calcext:value-type="string">
            <text:p>BB</text:p>
          </table:table-cell>
          <table:table-cell office:value-type="float" office:value="161909" calcext:value-type="float">
            <text:p>161909</text:p>
          </table:table-cell>
          <table:table-cell office:value-type="float" office:value="1727.3" calcext:value-type="float">
            <text:p>1727,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ürzburg</text:p>
          </table:table-cell>
          <table:table-cell office:value-type="float" office:value="9679" calcext:value-type="float">
            <text:p>9679</text:p>
          </table:table-cell>
          <table:table-cell office:value-type="string" calcext:value-type="string">
            <text:p>BY</text:p>
          </table:table-cell>
          <table:table-cell office:value-type="float" office:value="161834" calcext:value-type="float">
            <text:p>161834</text:p>
          </table:table-cell>
          <table:table-cell office:value-type="float" office:value="968.4" calcext:value-type="float">
            <text:p>968,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nhalt-Bitterfeld</text:p>
          </table:table-cell>
          <table:table-cell office:value-type="float" office:value="15082" calcext:value-type="float">
            <text:p>15082</text:p>
          </table:table-cell>
          <table:table-cell office:value-type="string" calcext:value-type="string">
            <text:p>ST</text:p>
          </table:table-cell>
          <table:table-cell office:value-type="float" office:value="159854" calcext:value-type="float">
            <text:p>159854</text:p>
          </table:table-cell>
          <table:table-cell office:value-type="float" office:value="1453.52" calcext:value-type="float">
            <text:p>1453,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ndshut</text:p>
          </table:table-cell>
          <table:table-cell office:value-type="float" office:value="9274" calcext:value-type="float">
            <text:p>9274</text:p>
          </table:table-cell>
          <table:table-cell office:value-type="string" calcext:value-type="string">
            <text:p>BY</text:p>
          </table:table-cell>
          <table:table-cell office:value-type="float" office:value="158698" calcext:value-type="float">
            <text:p>158698</text:p>
          </table:table-cell>
          <table:table-cell office:value-type="float" office:value="1347.89" calcext:value-type="float">
            <text:p>1347,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lw</text:p>
          </table:table-cell>
          <table:table-cell office:value-type="float" office:value="8235" calcext:value-type="float">
            <text:p>8235</text:p>
          </table:table-cell>
          <table:table-cell office:value-type="string" calcext:value-type="string">
            <text:p>BW</text:p>
          </table:table-cell>
          <table:table-cell office:value-type="float" office:value="158397" calcext:value-type="float">
            <text:p>158397</text:p>
          </table:table-cell>
          <table:table-cell office:value-type="float" office:value="797.53" calcext:value-type="float">
            <text:p>797,53</text:p>
          </table:table-cell>
          <table:table-cell office:value-type="string" calcext:value-type="string">
            <text:p>https://www.kreis-calw.de/Service-Verwaltung/Verwaltung/Dezernate-und-Abteilungen/Dezernat-1-Innere-Organisation-Schulen-Ordnung-und-Gesundheit/Gesundheit-und-Versorgung/Corona</text:p>
          </table:table-cell>
          <table:table-cell office:value-type="string" calcext:value-type="string">
            <text:p>y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ad Kreuznach</text:p>
          </table:table-cell>
          <table:table-cell office:value-type="float" office:value="7133" calcext:value-type="float">
            <text:p>7133</text:p>
          </table:table-cell>
          <table:table-cell office:value-type="string" calcext:value-type="string">
            <text:p>RP</text:p>
          </table:table-cell>
          <table:table-cell office:value-type="float" office:value="158080" calcext:value-type="float">
            <text:p>158080</text:p>
          </table:table-cell>
          <table:table-cell office:value-type="float" office:value="863.76" calcext:value-type="float">
            <text:p>863,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haumburg</text:p>
          </table:table-cell>
          <table:table-cell office:value-type="float" office:value="3257" calcext:value-type="float">
            <text:p>3257</text:p>
          </table:table-cell>
          <table:table-cell office:value-type="string" calcext:value-type="string">
            <text:p>NI</text:p>
          </table:table-cell>
          <table:table-cell office:value-type="float" office:value="157781" calcext:value-type="float">
            <text:p>157781</text:p>
          </table:table-cell>
          <table:table-cell office:value-type="float" office:value="675.57" calcext:value-type="float">
            <text:p>675,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ldeck-Frankenberg</text:p>
          </table:table-cell>
          <table:table-cell office:value-type="float" office:value="6635" calcext:value-type="float">
            <text:p>6635</text:p>
          </table:table-cell>
          <table:table-cell office:value-type="string" calcext:value-type="string">
            <text:p>HE</text:p>
          </table:table-cell>
          <table:table-cell office:value-type="float" office:value="156953" calcext:value-type="float">
            <text:p>156953</text:p>
          </table:table-cell>
          <table:table-cell office:value-type="float" office:value="1848.44" calcext:value-type="float">
            <text:p>1848,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ordwestmecklenburg</text:p>
          </table:table-cell>
          <table:table-cell office:value-type="float" office:value="13074" calcext:value-type="float">
            <text:p>13074</text:p>
          </table:table-cell>
          <table:table-cell office:value-type="string" calcext:value-type="string">
            <text:p>MV</text:p>
          </table:table-cell>
          <table:table-cell office:value-type="float" office:value="156729" calcext:value-type="float">
            <text:p>156729</text:p>
          </table:table-cell>
          <table:table-cell office:value-type="float" office:value="2118.51" calcext:value-type="float">
            <text:p>2118,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berallgäu</text:p>
          </table:table-cell>
          <table:table-cell office:value-type="float" office:value="9780" calcext:value-type="float">
            <text:p>9780</text:p>
          </table:table-cell>
          <table:table-cell office:value-type="string" calcext:value-type="string">
            <text:p>BY</text:p>
          </table:table-cell>
          <table:table-cell office:value-type="float" office:value="155362" calcext:value-type="float">
            <text:p>155362</text:p>
          </table:table-cell>
          <table:table-cell office:value-type="float" office:value="1528" calcext:value-type="float">
            <text:p>15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hein-Pfalz-Kreis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RP</text:p>
          </table:table-cell>
          <table:table-cell office:value-type="float" office:value="154201" calcext:value-type="float">
            <text:p>154201</text:p>
          </table:table-cell>
          <table:table-cell office:value-type="float" office:value="304.92" calcext:value-type="float">
            <text:p>304,9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chau</text:p>
          </table:table-cell>
          <table:table-cell office:value-type="float" office:value="9174" calcext:value-type="float">
            <text:p>9174</text:p>
          </table:table-cell>
          <table:table-cell office:value-type="string" calcext:value-type="string">
            <text:p>BY</text:p>
          </table:table-cell>
          <table:table-cell office:value-type="float" office:value="153884" calcext:value-type="float">
            <text:p>153884</text:p>
          </table:table-cell>
          <table:table-cell office:value-type="float" office:value="579.18" calcext:value-type="float">
            <text:p>579,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ier-Saarburg</text:p>
          </table:table-cell>
          <table:table-cell office:value-type="float" office:value="7235" calcext:value-type="float">
            <text:p>7235</text:p>
          </table:table-cell>
          <table:table-cell office:value-type="string" calcext:value-type="string">
            <text:p>RP</text:p>
          </table:table-cell>
          <table:table-cell office:value-type="float" office:value="148945" calcext:value-type="float">
            <text:p>148945</text:p>
          </table:table-cell>
          <table:table-cell office:value-type="float" office:value="1101.49" calcext:value-type="float">
            <text:p>1101,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meln-Pyrmont</text:p>
          </table:table-cell>
          <table:table-cell office:value-type="float" office:value="3252" calcext:value-type="float">
            <text:p>3252</text:p>
          </table:table-cell>
          <table:table-cell office:value-type="string" calcext:value-type="string">
            <text:p>NI</text:p>
          </table:table-cell>
          <table:table-cell office:value-type="float" office:value="148559" calcext:value-type="float">
            <text:p>148559</text:p>
          </table:table-cell>
          <table:table-cell office:value-type="float" office:value="796.15" calcext:value-type="float">
            <text:p>796,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hwandorf</text:p>
          </table:table-cell>
          <table:table-cell office:value-type="float" office:value="9376" calcext:value-type="float">
            <text:p>9376</text:p>
          </table:table-cell>
          <table:table-cell office:value-type="string" calcext:value-type="string">
            <text:p>BY</text:p>
          </table:table-cell>
          <table:table-cell office:value-type="float" office:value="147189" calcext:value-type="float">
            <text:p>147189</text:p>
          </table:table-cell>
          <table:table-cell office:value-type="float" office:value="1464.97" calcext:value-type="float">
            <text:p>1464,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mberg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BY</text:p>
          </table:table-cell>
          <table:table-cell office:value-type="float" office:value="147086" calcext:value-type="float">
            <text:p>147086</text:p>
          </table:table-cell>
          <table:table-cell office:value-type="float" office:value="1167.83" calcext:value-type="float">
            <text:p>1167,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nterallgäu</text:p>
          </table:table-cell>
          <table:table-cell office:value-type="float" office:value="9778" calcext:value-type="float">
            <text:p>9778</text:p>
          </table:table-cell>
          <table:table-cell office:value-type="string" calcext:value-type="string">
            <text:p>BY</text:p>
          </table:table-cell>
          <table:table-cell office:value-type="float" office:value="144041" calcext:value-type="float">
            <text:p>144041</text:p>
          </table:table-cell>
          <table:table-cell office:value-type="float" office:value="1230.06" calcext:value-type="float">
            <text:p>1230,06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Neckar-Odenwald-Kreis</text:p>
          </table:table-cell>
          <table:table-cell office:value-type="float" office:value="8225" calcext:value-type="float">
            <text:p>8225</text:p>
          </table:table-cell>
          <table:table-cell office:value-type="string" calcext:value-type="string">
            <text:p>BW</text:p>
          </table:table-cell>
          <table:table-cell office:value-type="float" office:value="143535" calcext:value-type="float">
            <text:p>143535</text:p>
          </table:table-cell>
          <table:table-cell office:value-type="float" office:value="1126.24" calcext:value-type="float">
            <text:p>1126,24</text:p>
          </table:table-cell>
          <table:table-cell office:value-type="string" calcext:value-type="string">
            <text:p>https://www.neckar-odenwald-kreis.de/Aktuelle+Themen/Neuigkeiten/_-p-5726.html</text:p>
          </table:table-cell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aarpfalz-Kreis</text:p>
          </table:table-cell>
          <table:table-cell office:value-type="float" office:value="10045" calcext:value-type="float">
            <text:p>10045</text:p>
          </table:table-cell>
          <table:table-cell office:value-type="string" calcext:value-type="string">
            <text:p>SL</text:p>
          </table:table-cell>
          <table:table-cell office:value-type="float" office:value="142631" calcext:value-type="float">
            <text:p>142631</text:p>
          </table:table-cell>
          <table:table-cell office:value-type="float" office:value="418.4" calcext:value-type="float">
            <text:p>418,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bersberg</text:p>
          </table:table-cell>
          <table:table-cell office:value-type="float" office:value="9175" calcext:value-type="float">
            <text:p>9175</text:p>
          </table:table-cell>
          <table:table-cell office:value-type="string" calcext:value-type="string">
            <text:p>BY</text:p>
          </table:table-cell>
          <table:table-cell office:value-type="float" office:value="142142" calcext:value-type="float">
            <text:p>142142</text:p>
          </table:table-cell>
          <table:table-cell office:value-type="float" office:value="549.36" calcext:value-type="float">
            <text:p>549,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echta</text:p>
          </table:table-cell>
          <table:table-cell office:value-type="float" office:value="3460" calcext:value-type="float">
            <text:p>3460</text:p>
          </table:table-cell>
          <table:table-cell office:value-type="string" calcext:value-type="string">
            <text:p>NI</text:p>
          </table:table-cell>
          <table:table-cell office:value-type="float" office:value="141598" calcext:value-type="float">
            <text:p>141598</text:p>
          </table:table-cell>
          <table:table-cell office:value-type="float" office:value="812.63" calcext:value-type="float">
            <text:p>812,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öxter</text:p>
          </table:table-cell>
          <table:table-cell office:value-type="float" office:value="5762" calcext:value-type="float">
            <text:p>5762</text:p>
          </table:table-cell>
          <table:table-cell office:value-type="string" calcext:value-type="string">
            <text:p>NW</text:p>
          </table:table-cell>
          <table:table-cell office:value-type="float" office:value="140667" calcext:value-type="float">
            <text:p>140667</text:p>
          </table:table-cell>
          <table:table-cell office:value-type="float" office:value="1201.42" calcext:value-type="float">
            <text:p>1201,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stallgäu</text:p>
          </table:table-cell>
          <table:table-cell office:value-type="float" office:value="9777" calcext:value-type="float">
            <text:p>9777</text:p>
          </table:table-cell>
          <table:table-cell office:value-type="string" calcext:value-type="string">
            <text:p>BY</text:p>
          </table:table-cell>
          <table:table-cell office:value-type="float" office:value="140316" calcext:value-type="float">
            <text:p>140316</text:p>
          </table:table-cell>
          <table:table-cell office:value-type="float" office:value="1394.91" calcext:value-type="float">
            <text:p>1394,91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Tuttlingen</text:p>
          </table:table-cell>
          <table:table-cell office:value-type="float" office:value="8327" calcext:value-type="float">
            <text:p>8327</text:p>
          </table:table-cell>
          <table:table-cell office:value-type="string" calcext:value-type="string">
            <text:p>BW</text:p>
          </table:table-cell>
          <table:table-cell office:value-type="float" office:value="140152" calcext:value-type="float">
            <text:p>140152</text:p>
          </table:table-cell>
          <table:table-cell office:value-type="float" office:value="734.35" calcext:value-type="float">
            <text:p>734,35</text:p>
          </table:table-cell>
          <table:table-cell office:value-type="string" calcext:value-type="string">
            <text:p>https://www.landkreis-tuttlingen.de/Quicknavigation/Start/index.php?NavID=2527.35.1</text:p>
          </table:table-cell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eidekreis</text:p>
          </table:table-cell>
          <table:table-cell office:value-type="float" office:value="3358" calcext:value-type="float">
            <text:p>3358</text:p>
          </table:table-cell>
          <table:table-cell office:value-type="string" calcext:value-type="string">
            <text:p>NI</text:p>
          </table:table-cell>
          <table:table-cell office:value-type="float" office:value="139755" calcext:value-type="float">
            <text:p>139755</text:p>
          </table:table-cell>
          <table:table-cell office:value-type="float" office:value="1873.72" calcext:value-type="float">
            <text:p>1873,72</text:p>
          </table:table-cell>
          <table:table-cell/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 table:visibility="filter">
          <table:table-cell office:value-type="string" calcext:value-type="string">
            <text:p>Rottweil</text:p>
          </table:table-cell>
          <table:table-cell office:value-type="float" office:value="8325" calcext:value-type="float">
            <text:p>8325</text:p>
          </table:table-cell>
          <table:table-cell office:value-type="string" calcext:value-type="string">
            <text:p>BW</text:p>
          </table:table-cell>
          <table:table-cell office:value-type="float" office:value="139455" calcext:value-type="float">
            <text:p>139455</text:p>
          </table:table-cell>
          <table:table-cell office:value-type="float" office:value="769.4" calcext:value-type="float">
            <text:p>769,4</text:p>
          </table:table-cell>
          <table:table-cell office:value-type="string" calcext:value-type="string">
            <text:p>https://www.rottweil.de/de/Stadt-Buerger/Aktuelles/Aktuelle-Infos-Coronavirus</text:p>
          </table:table-cell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rding</text:p>
          </table:table-cell>
          <table:table-cell office:value-type="float" office:value="9177" calcext:value-type="float">
            <text:p>9177</text:p>
          </table:table-cell>
          <table:table-cell office:value-type="string" calcext:value-type="string">
            <text:p>BY</text:p>
          </table:table-cell>
          <table:table-cell office:value-type="float" office:value="137660" calcext:value-type="float">
            <text:p>137660</text:p>
          </table:table-cell>
          <table:table-cell office:value-type="float" office:value="870.72" calcext:value-type="float">
            <text:p>870,72</text:p>
          </table:table-cell>
          <table:table-cell/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oslar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NI</text:p>
          </table:table-cell>
          <table:table-cell office:value-type="float" office:value="137014" calcext:value-type="float">
            <text:p>137014</text:p>
          </table:table-cell>
          <table:table-cell office:value-type="float" office:value="965.29" calcext:value-type="float">
            <text:p>965,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erden</text:p>
          </table:table-cell>
          <table:table-cell office:value-type="float" office:value="3361" calcext:value-type="float">
            <text:p>3361</text:p>
          </table:table-cell>
          <table:table-cell office:value-type="string" calcext:value-type="string">
            <text:p>NI</text:p>
          </table:table-cell>
          <table:table-cell office:value-type="float" office:value="136792" calcext:value-type="float">
            <text:p>136792</text:p>
          </table:table-cell>
          <table:table-cell office:value-type="float" office:value="787.97" calcext:value-type="float">
            <text:p>787,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fschaft Bentheim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NI</text:p>
          </table:table-cell>
          <table:table-cell office:value-type="float" office:value="136511" calcext:value-type="float">
            <text:p>136511</text:p>
          </table:table-cell>
          <table:table-cell office:value-type="float" office:value="980.87" calcext:value-type="float">
            <text:p>980,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rlangen-Höchstadt</text:p>
          </table:table-cell>
          <table:table-cell office:value-type="float" office:value="9572" calcext:value-type="float">
            <text:p>9572</text:p>
          </table:table-cell>
          <table:table-cell office:value-type="string" calcext:value-type="string">
            <text:p>BY</text:p>
          </table:table-cell>
          <table:table-cell office:value-type="float" office:value="136271" calcext:value-type="float">
            <text:p>136271</text:p>
          </table:table-cell>
          <table:table-cell office:value-type="float" office:value="564.66" calcext:value-type="float">
            <text:p>564,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sfeld-Südharz</text:p>
          </table:table-cell>
          <table:table-cell office:value-type="float" office:value="15087" calcext:value-type="float">
            <text:p>15087</text:p>
          </table:table-cell>
          <table:table-cell office:value-type="string" calcext:value-type="string">
            <text:p>ST</text:p>
          </table:table-cell>
          <table:table-cell office:value-type="float" office:value="136249" calcext:value-type="float">
            <text:p>136249</text:p>
          </table:table-cell>
          <table:table-cell office:value-type="float" office:value="1448.84" calcext:value-type="float">
            <text:p>1448,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rnberg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BY</text:p>
          </table:table-cell>
          <table:table-cell office:value-type="float" office:value="136092" calcext:value-type="float">
            <text:p>136092</text:p>
          </table:table-cell>
          <table:table-cell office:value-type="float" office:value="487.71" calcext:value-type="float">
            <text:p>487,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otha</text:p>
          </table:table-cell>
          <table:table-cell office:value-type="float" office:value="16067" calcext:value-type="float">
            <text:p>16067</text:p>
          </table:table-cell>
          <table:table-cell office:value-type="string" calcext:value-type="string">
            <text:p>TH</text:p>
          </table:table-cell>
          <table:table-cell office:value-type="float" office:value="135452" calcext:value-type="float">
            <text:p>135452</text:p>
          </table:table-cell>
          <table:table-cell office:value-type="float" office:value="936.08" calcext:value-type="float">
            <text:p>936,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eilheim-Schongau</text:p>
          </table:table-cell>
          <table:table-cell office:value-type="float" office:value="9190" calcext:value-type="float">
            <text:p>9190</text:p>
          </table:table-cell>
          <table:table-cell office:value-type="string" calcext:value-type="string">
            <text:p>BY</text:p>
          </table:table-cell>
          <table:table-cell office:value-type="float" office:value="135348" calcext:value-type="float">
            <text:p>135348</text:p>
          </table:table-cell>
          <table:table-cell office:value-type="float" office:value="966.37" calcext:value-type="float">
            <text:p>966,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lpe</text:p>
          </table:table-cell>
          <table:table-cell office:value-type="float" office:value="5966" calcext:value-type="float">
            <text:p>5966</text:p>
          </table:table-cell>
          <table:table-cell office:value-type="string" calcext:value-type="string">
            <text:p>NW</text:p>
          </table:table-cell>
          <table:table-cell office:value-type="float" office:value="134775" calcext:value-type="float">
            <text:p>134775</text:p>
          </table:table-cell>
          <table:table-cell office:value-type="float" office:value="712.14" calcext:value-type="float">
            <text:p>712,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eine</text:p>
          </table:table-cell>
          <table:table-cell office:value-type="float" office:value="3157" calcext:value-type="float">
            <text:p>3157</text:p>
          </table:table-cell>
          <table:table-cell office:value-type="string" calcext:value-type="string">
            <text:p>NI</text:p>
          </table:table-cell>
          <table:table-cell office:value-type="float" office:value="133965" calcext:value-type="float">
            <text:p>133965</text:p>
          </table:table-cell>
          <table:table-cell office:value-type="float" office:value="534.97" calcext:value-type="float">
            <text:p>534,97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ichach-Friedberg</text:p>
          </table:table-cell>
          <table:table-cell office:value-type="float" office:value="9771" calcext:value-type="float">
            <text:p>9771</text:p>
          </table:table-cell>
          <table:table-cell office:value-type="string" calcext:value-type="string">
            <text:p>BY</text:p>
          </table:table-cell>
          <table:table-cell office:value-type="float" office:value="133596" calcext:value-type="float">
            <text:p>133596</text:p>
          </table:table-cell>
          <table:table-cell office:value-type="float" office:value="780.33" calcext:value-type="float">
            <text:p>780,33</text:p>
          </table:table-cell>
          <table:table-cell office:value-type="string" calcext:value-type="string">
            <text:p>https://lra-aic-fdb.de/landratsamt/fachbereiche/abteilung-3-oeffentliche-sicherheit/gesundheitsamt/informationen-zum-coronavirus</text:p>
          </table:table-cell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eumarkt in der Oberpfalz</text:p>
          </table:table-cell>
          <table:table-cell office:value-type="float" office:value="9373" calcext:value-type="float">
            <text:p>9373</text:p>
          </table:table-cell>
          <table:table-cell office:value-type="string" calcext:value-type="string">
            <text:p>BY</text:p>
          </table:table-cell>
          <table:table-cell office:value-type="float" office:value="133561" calcext:value-type="float">
            <text:p>133561</text:p>
          </table:table-cell>
          <table:table-cell office:value-type="float" office:value="1344.11" calcext:value-type="float">
            <text:p>1344,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nau-Ries</text:p>
          </table:table-cell>
          <table:table-cell office:value-type="float" office:value="9779" calcext:value-type="float">
            <text:p>9779</text:p>
          </table:table-cell>
          <table:table-cell office:value-type="string" calcext:value-type="string">
            <text:p>BY</text:p>
          </table:table-cell>
          <table:table-cell office:value-type="float" office:value="133496" calcext:value-type="float">
            <text:p>133496</text:p>
          </table:table-cell>
          <table:table-cell office:value-type="float" office:value="1274.68" calcext:value-type="float">
            <text:p>1274,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thmarschen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SH</text:p>
          </table:table-cell>
          <table:table-cell office:value-type="float" office:value="133210" calcext:value-type="float">
            <text:p>133210</text:p>
          </table:table-cell>
          <table:table-cell office:value-type="float" office:value="1428.13" calcext:value-type="float">
            <text:p>1428,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ortheim</text:p>
          </table:table-cell>
          <table:table-cell office:value-type="float" office:value="3155" calcext:value-type="float">
            <text:p>3155</text:p>
          </table:table-cell>
          <table:table-cell office:value-type="string" calcext:value-type="string">
            <text:p>NI</text:p>
          </table:table-cell>
          <table:table-cell office:value-type="float" office:value="132765" calcext:value-type="float">
            <text:p>132765</text:p>
          </table:table-cell>
          <table:table-cell office:value-type="float" office:value="1267.08" calcext:value-type="float">
            <text:p>1267,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d Dürkheim</text:p>
          </table:table-cell>
          <table:table-cell office:value-type="float" office:value="7332" calcext:value-type="float">
            <text:p>7332</text:p>
          </table:table-cell>
          <table:table-cell office:value-type="string" calcext:value-type="string">
            <text:p>RP</text:p>
          </table:table-cell>
          <table:table-cell office:value-type="float" office:value="132660" calcext:value-type="float">
            <text:p>132660</text:p>
          </table:table-cell>
          <table:table-cell office:value-type="float" office:value="594.76" calcext:value-type="float">
            <text:p>594,7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Heidenheim</text:p>
          </table:table-cell>
          <table:table-cell office:value-type="float" office:value="8135" calcext:value-type="float">
            <text:p>8135</text:p>
          </table:table-cell>
          <table:table-cell office:value-type="string" calcext:value-type="string">
            <text:p>BW</text:p>
          </table:table-cell>
          <table:table-cell office:value-type="float" office:value="132472" calcext:value-type="float">
            <text:p>132472</text:p>
          </table:table-cell>
          <table:table-cell office:value-type="float" office:value="627.14" calcext:value-type="float">
            <text:p>627,14</text:p>
          </table:table-cell>
          <table:table-cell office:value-type="string" calcext:value-type="string">
            <text:p><text:a xlink:href="https://www.info-corona-lrahdh.de/startseite" xlink:type="simple">https://www.info-corona-lrahdh.de/startseite</text:a>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ichstätt</text:p>
          </table:table-cell>
          <table:table-cell office:value-type="float" office:value="9176" calcext:value-type="float">
            <text:p>9176</text:p>
          </table:table-cell>
          <table:table-cell office:value-type="string" calcext:value-type="string">
            <text:p>BY</text:p>
          </table:table-cell>
          <table:table-cell office:value-type="float" office:value="132341" calcext:value-type="float">
            <text:p>132341</text:p>
          </table:table-cell>
          <table:table-cell office:value-type="float" office:value="1214.06" calcext:value-type="float">
            <text:p>1214,06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Main-Tauber-Kreis</text:p>
          </table:table-cell>
          <table:table-cell office:value-type="float" office:value="8128" calcext:value-type="float">
            <text:p>8128</text:p>
          </table:table-cell>
          <table:table-cell office:value-type="string" calcext:value-type="string">
            <text:p>BW</text:p>
          </table:table-cell>
          <table:table-cell office:value-type="float" office:value="132321" calcext:value-type="float">
            <text:p>132321</text:p>
          </table:table-cell>
          <table:table-cell office:value-type="float" office:value="1304.4" calcext:value-type="float">
            <text:p>1304,4</text:p>
          </table:table-cell>
          <table:table-cell office:value-type="string" calcext:value-type="string">
            <text:p>https://www.main-tauber-kreis.de/Quicknavigation/Startseite/Informationen-zum-Coronavirus.php?object=tx,2894.6&amp;ModID=7&amp;FID=2894.22345.1</text:p>
          </table:table-cell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eunkirchen</text:p>
          </table:table-cell>
          <table:table-cell office:value-type="float" office:value="10043" calcext:value-type="float">
            <text:p>10043</text:p>
          </table:table-cell>
          <table:table-cell office:value-type="string" calcext:value-type="string">
            <text:p>SL</text:p>
          </table:table-cell>
          <table:table-cell office:value-type="float" office:value="132206" calcext:value-type="float">
            <text:p>132206</text:p>
          </table:table-cell>
          <table:table-cell office:value-type="float" office:value="249.24" calcext:value-type="float">
            <text:p>249,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einburg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SH</text:p>
          </table:table-cell>
          <table:table-cell office:value-type="float" office:value="131347" calcext:value-type="float">
            <text:p>131347</text:p>
          </table:table-cell>
          <table:table-cell office:value-type="float" office:value="1056.13" calcext:value-type="float">
            <text:p>1056,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igmaringen</text:p>
          </table:table-cell>
          <table:table-cell office:value-type="float" office:value="8437" calcext:value-type="float">
            <text:p>8437</text:p>
          </table:table-cell>
          <table:table-cell office:value-type="string" calcext:value-type="string">
            <text:p>BW</text:p>
          </table:table-cell>
          <table:table-cell office:value-type="float" office:value="130873" calcext:value-type="float">
            <text:p>130873</text:p>
          </table:table-cell>
          <table:table-cell office:value-type="float" office:value="1204.34" calcext:value-type="float">
            <text:p>1204,34</text:p>
          </table:table-cell>
          <table:table-cell office:value-type="string" calcext:value-type="string">
            <text:p>https://www.landkreis-sigmaringen.de/de/Landratsamt/Kreisverwaltung/Fachbereiche/Gesundheit/Informationen-zum-neuartigen-Coronavirus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ldenburg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NI</text:p>
          </table:table-cell>
          <table:table-cell office:value-type="float" office:value="130144" calcext:value-type="float">
            <text:p>130144</text:p>
          </table:table-cell>
          <table:table-cell office:value-type="float" office:value="1063.16" calcext:value-type="float">
            <text:p>1063,16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Ahrweiler</text:p>
          </table:table-cell>
          <table:table-cell office:value-type="float" office:value="7131" calcext:value-type="float">
            <text:p>7131</text:p>
          </table:table-cell>
          <table:table-cell office:value-type="string" calcext:value-type="string">
            <text:p>RP</text:p>
          </table:table-cell>
          <table:table-cell office:value-type="float" office:value="129727" calcext:value-type="float">
            <text:p>129727</text:p>
          </table:table-cell>
          <table:table-cell office:value-type="float" office:value="786.98" calcext:value-type="float">
            <text:p>786,98</text:p>
          </table:table-cell>
          <table:table-cell office:value-type="string" calcext:value-type="string">
            <text:p>https://www.kreis-ahrweiler.de/index.php</text:p>
          </table:table-cell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lzey-Worms</text:p>
          </table:table-cell>
          <table:table-cell office:value-type="float" office:value="7331" calcext:value-type="float">
            <text:p>7331</text:p>
          </table:table-cell>
          <table:table-cell office:value-type="string" calcext:value-type="string">
            <text:p>RP</text:p>
          </table:table-cell>
          <table:table-cell office:value-type="float" office:value="129244" calcext:value-type="float">
            <text:p>129244</text:p>
          </table:table-cell>
          <table:table-cell office:value-type="float" office:value="588.15" calcext:value-type="float">
            <text:p>588,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mersheim</text:p>
          </table:table-cell>
          <table:table-cell office:value-type="float" office:value="7334" calcext:value-type="float">
            <text:p>7334</text:p>
          </table:table-cell>
          <table:table-cell office:value-type="string" calcext:value-type="string">
            <text:p>RP</text:p>
          </table:table-cell>
          <table:table-cell office:value-type="float" office:value="129075" calcext:value-type="float">
            <text:p>129075</text:p>
          </table:table-cell>
          <table:table-cell office:value-type="float" office:value="463.35" calcext:value-type="float">
            <text:p>463,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tenberg</text:p>
          </table:table-cell>
          <table:table-cell office:value-type="float" office:value="9676" calcext:value-type="float">
            <text:p>9676</text:p>
          </table:table-cell>
          <table:table-cell office:value-type="string" calcext:value-type="string">
            <text:p>BY</text:p>
          </table:table-cell>
          <table:table-cell office:value-type="float" office:value="128756" calcext:value-type="float">
            <text:p>128756</text:p>
          </table:table-cell>
          <table:table-cell office:value-type="float" office:value="715.86" calcext:value-type="float">
            <text:p>715,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tenkirchen (Westerwald)</text:p>
          </table:table-cell>
          <table:table-cell office:value-type="float" office:value="7132" calcext:value-type="float">
            <text:p>7132</text:p>
          </table:table-cell>
          <table:table-cell office:value-type="string" calcext:value-type="string">
            <text:p>RP</text:p>
          </table:table-cell>
          <table:table-cell office:value-type="float" office:value="128705" calcext:value-type="float">
            <text:p>128705</text:p>
          </table:table-cell>
          <table:table-cell office:value-type="float" office:value="641.99" calcext:value-type="float">
            <text:p>641,9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ön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SH</text:p>
          </table:table-cell>
          <table:table-cell office:value-type="float" office:value="128647" calcext:value-type="float">
            <text:p>128647</text:p>
          </table:table-cell>
          <table:table-cell office:value-type="float" office:value="1083.17" calcext:value-type="float">
            <text:p>1083,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m</text:p>
          </table:table-cell>
          <table:table-cell office:value-type="float" office:value="9372" calcext:value-type="float">
            <text:p>9372</text:p>
          </table:table-cell>
          <table:table-cell office:value-type="string" calcext:value-type="string">
            <text:p>BY</text:p>
          </table:table-cell>
          <table:table-cell office:value-type="float" office:value="127882" calcext:value-type="float">
            <text:p>127882</text:p>
          </table:table-cell>
          <table:table-cell office:value-type="float" office:value="1520.17" calcext:value-type="float">
            <text:p>1520,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d Tölz-Wolfratshausen</text:p>
          </table:table-cell>
          <table:table-cell office:value-type="float" office:value="9173" calcext:value-type="float">
            <text:p>9173</text:p>
          </table:table-cell>
          <table:table-cell office:value-type="string" calcext:value-type="string">
            <text:p>BY</text:p>
          </table:table-cell>
          <table:table-cell office:value-type="float" office:value="127227" calcext:value-type="float">
            <text:p>127227</text:p>
          </table:table-cell>
          <table:table-cell office:value-type="float" office:value="1110.69" calcext:value-type="float">
            <text:p>1110,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faffenhofen an der Ilm</text:p>
          </table:table-cell>
          <table:table-cell office:value-type="float" office:value="9186" calcext:value-type="float">
            <text:p>9186</text:p>
          </table:table-cell>
          <table:table-cell office:value-type="string" calcext:value-type="string">
            <text:p>BY</text:p>
          </table:table-cell>
          <table:table-cell office:value-type="float" office:value="127151" calcext:value-type="float">
            <text:p>127151</text:p>
          </table:table-cell>
          <table:table-cell office:value-type="float" office:value="761.14" calcext:value-type="float">
            <text:p>761,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oth</text:p>
          </table:table-cell>
          <table:table-cell office:value-type="float" office:value="9576" calcext:value-type="float">
            <text:p>9576</text:p>
          </table:table-cell>
          <table:table-cell office:value-type="string" calcext:value-type="string">
            <text:p>BY</text:p>
          </table:table-cell>
          <table:table-cell office:value-type="float" office:value="126958" calcext:value-type="float">
            <text:p>126958</text:p>
          </table:table-cell>
          <table:table-cell office:value-type="float" office:value="895.39" calcext:value-type="float">
            <text:p>895,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in-Spessart</text:p>
          </table:table-cell>
          <table:table-cell office:value-type="float" office:value="9677" calcext:value-type="float">
            <text:p>9677</text:p>
          </table:table-cell>
          <table:table-cell office:value-type="string" calcext:value-type="string">
            <text:p>BY</text:p>
          </table:table-cell>
          <table:table-cell office:value-type="float" office:value="126365" calcext:value-type="float">
            <text:p>126365</text:p>
          </table:table-cell>
          <table:table-cell office:value-type="float" office:value="1321.42" calcext:value-type="float">
            <text:p>1321,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ttenberg</text:p>
          </table:table-cell>
          <table:table-cell office:value-type="float" office:value="15091" calcext:value-type="float">
            <text:p>15091</text:p>
          </table:table-cell>
          <table:table-cell office:value-type="string" calcext:value-type="string">
            <text:p>ST</text:p>
          </table:table-cell>
          <table:table-cell office:value-type="float" office:value="125840" calcext:value-type="float">
            <text:p>125840</text:p>
          </table:table-cell>
          <table:table-cell office:value-type="float" office:value="1930.31" calcext:value-type="float">
            <text:p>1930,31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Günzburg</text:p>
          </table:table-cell>
          <table:table-cell office:value-type="float" office:value="9774" calcext:value-type="float">
            <text:p>9774</text:p>
          </table:table-cell>
          <table:table-cell office:value-type="string" calcext:value-type="string">
            <text:p>BY</text:p>
          </table:table-cell>
          <table:table-cell office:value-type="float" office:value="125747" calcext:value-type="float">
            <text:p>125747</text:p>
          </table:table-cell>
          <table:table-cell office:value-type="float" office:value="762.44" calcext:value-type="float">
            <text:p>762,44</text:p>
          </table:table-cell>
          <table:table-cell/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malkalden-Meiningen</text:p>
          </table:table-cell>
          <table:table-cell office:value-type="float" office:value="16066" calcext:value-type="float">
            <text:p>16066</text:p>
          </table:table-cell>
          <table:table-cell office:value-type="string" calcext:value-type="string">
            <text:p>TH</text:p>
          </table:table-cell>
          <table:table-cell office:value-type="float" office:value="125646" calcext:value-type="float">
            <text:p>125646</text:p>
          </table:table-cell>
          <table:table-cell office:value-type="float" office:value="1251.2" calcext:value-type="float">
            <text:p>1251,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mmerland</text:p>
          </table:table-cell>
          <table:table-cell office:value-type="float" office:value="3451" calcext:value-type="float">
            <text:p>3451</text:p>
          </table:table-cell>
          <table:table-cell office:value-type="string" calcext:value-type="string">
            <text:p>NI</text:p>
          </table:table-cell>
          <table:table-cell office:value-type="float" office:value="124071" calcext:value-type="float">
            <text:p>124071</text:p>
          </table:table-cell>
          <table:table-cell office:value-type="float" office:value="728.38" calcext:value-type="float">
            <text:p>728,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hein-Lahn-Kreis</text:p>
          </table:table-cell>
          <table:table-cell office:value-type="float" office:value="7141" calcext:value-type="float">
            <text:p>7141</text:p>
          </table:table-cell>
          <table:table-cell office:value-type="string" calcext:value-type="string">
            <text:p>RP</text:p>
          </table:table-cell>
          <table:table-cell office:value-type="float" office:value="122308" calcext:value-type="float">
            <text:p>122308</text:p>
          </table:table-cell>
          <table:table-cell office:value-type="float" office:value="782.29" calcext:value-type="float">
            <text:p>782,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elheim</text:p>
          </table:table-cell>
          <table:table-cell office:value-type="float" office:value="9273" calcext:value-type="float">
            <text:p>9273</text:p>
          </table:table-cell>
          <table:table-cell office:value-type="string" calcext:value-type="string">
            <text:p>BY</text:p>
          </table:table-cell>
          <table:table-cell office:value-type="float" office:value="122258" calcext:value-type="float">
            <text:p>122258</text:p>
          </table:table-cell>
          <table:table-cell office:value-type="float" office:value="1065.97" calcext:value-type="float">
            <text:p>1065,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ienburg/Weser</text:p>
          </table:table-cell>
          <table:table-cell office:value-type="float" office:value="3256" calcext:value-type="float">
            <text:p>3256</text:p>
          </table:table-cell>
          <table:table-cell office:value-type="string" calcext:value-type="string">
            <text:p>NI</text:p>
          </table:table-cell>
          <table:table-cell office:value-type="float" office:value="121386" calcext:value-type="float">
            <text:p>121386</text:p>
          </table:table-cell>
          <table:table-cell office:value-type="float" office:value="1398.97" calcext:value-type="float">
            <text:p>1398,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ersfeld-Rotenburg</text:p>
          </table:table-cell>
          <table:table-cell office:value-type="float" office:value="6632" calcext:value-type="float">
            <text:p>6632</text:p>
          </table:table-cell>
          <table:table-cell office:value-type="string" calcext:value-type="string">
            <text:p>HE</text:p>
          </table:table-cell>
          <table:table-cell office:value-type="float" office:value="120829" calcext:value-type="float">
            <text:p>120829</text:p>
          </table:table-cell>
          <table:table-cell office:value-type="float" office:value="1097.12" calcext:value-type="float">
            <text:p>1097,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ottal-Inn</text:p>
          </table:table-cell>
          <table:table-cell office:value-type="float" office:value="9277" calcext:value-type="float">
            <text:p>9277</text:p>
          </table:table-cell>
          <table:table-cell office:value-type="string" calcext:value-type="string">
            <text:p>BY</text:p>
          </table:table-cell>
          <table:table-cell office:value-type="float" office:value="120659" calcext:value-type="float">
            <text:p>120659</text:p>
          </table:table-cell>
          <table:table-cell office:value-type="float" office:value="1281.42" calcext:value-type="float">
            <text:p>1281,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ndsberg am Lech</text:p>
          </table:table-cell>
          <table:table-cell office:value-type="float" office:value="9181" calcext:value-type="float">
            <text:p>9181</text:p>
          </table:table-cell>
          <table:table-cell office:value-type="string" calcext:value-type="string">
            <text:p>BY</text:p>
          </table:table-cell>
          <table:table-cell office:value-type="float" office:value="120071" calcext:value-type="float">
            <text:p>120071</text:p>
          </table:table-cell>
          <table:table-cell office:value-type="float" office:value="804.38" calcext:value-type="float">
            <text:p>804,38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Wolfenbüttel</text:p>
          </table:table-cell>
          <table:table-cell office:value-type="float" office:value="3158" calcext:value-type="float">
            <text:p>3158</text:p>
          </table:table-cell>
          <table:table-cell office:value-type="string" calcext:value-type="string">
            <text:p>NI</text:p>
          </table:table-cell>
          <table:table-cell office:value-type="float" office:value="119960" calcext:value-type="float">
            <text:p>119960</text:p>
          </table:table-cell>
          <table:table-cell office:value-type="float" office:value="722.56" calcext:value-type="float">
            <text:p>722,56</text:p>
          </table:table-cell>
          <table:table-cell/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artburgkreis</text:p>
          </table:table-cell>
          <table:table-cell office:value-type="float" office:value="16063" calcext:value-type="float">
            <text:p>16063</text:p>
          </table:table-cell>
          <table:table-cell office:value-type="string" calcext:value-type="string">
            <text:p>TH</text:p>
          </table:table-cell>
          <table:table-cell office:value-type="float" office:value="119726" calcext:value-type="float">
            <text:p>119726</text:p>
          </table:table-cell>
          <table:table-cell office:value-type="float" office:value="1267.26" calcext:value-type="float">
            <text:p>1267,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ckermark</text:p>
          </table:table-cell>
          <table:table-cell office:value-type="float" office:value="12073" calcext:value-type="float">
            <text:p>12073</text:p>
          </table:table-cell>
          <table:table-cell office:value-type="string" calcext:value-type="string">
            <text:p>BB</text:p>
          </table:table-cell>
          <table:table-cell office:value-type="float" office:value="119552" calcext:value-type="float">
            <text:p>119552</text:p>
          </table:table-cell>
          <table:table-cell office:value-type="float" office:value="3076.93" calcext:value-type="float">
            <text:p>3076,9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ggendorf</text:p>
          </table:table-cell>
          <table:table-cell office:value-type="float" office:value="9271" calcext:value-type="float">
            <text:p>9271</text:p>
          </table:table-cell>
          <table:table-cell office:value-type="string" calcext:value-type="string">
            <text:p>BY</text:p>
          </table:table-cell>
          <table:table-cell office:value-type="float" office:value="119326" calcext:value-type="float">
            <text:p>119326</text:p>
          </table:table-cell>
          <table:table-cell office:value-type="float" office:value="861.3" calcext:value-type="float">
            <text:p>861,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eudenstadt</text:p>
          </table:table-cell>
          <table:table-cell office:value-type="float" office:value="8237" calcext:value-type="float">
            <text:p>8237</text:p>
          </table:table-cell>
          <table:table-cell office:value-type="string" calcext:value-type="string">
            <text:p>BW</text:p>
          </table:table-cell>
          <table:table-cell office:value-type="float" office:value="117935" calcext:value-type="float">
            <text:p>117935</text:p>
          </table:table-cell>
          <table:table-cell office:value-type="float" office:value="870.67" calcext:value-type="float">
            <text:p>870,67</text:p>
          </table:table-cell>
          <table:table-cell office:value-type="string" calcext:value-type="string">
            <text:p>https://www.landkreis-freudenstadt.de/385534.html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ürth</text:p>
          </table:table-cell>
          <table:table-cell office:value-type="float" office:value="9573" calcext:value-type="float">
            <text:p>9573</text:p>
          </table:table-cell>
          <table:table-cell office:value-type="string" calcext:value-type="string">
            <text:p>BY</text:p>
          </table:table-cell>
          <table:table-cell office:value-type="float" office:value="117387" calcext:value-type="float">
            <text:p>117387</text:p>
          </table:table-cell>
          <table:table-cell office:value-type="float" office:value="307.55" calcext:value-type="float">
            <text:p>307,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chheim</text:p>
          </table:table-cell>
          <table:table-cell office:value-type="float" office:value="9474" calcext:value-type="float">
            <text:p>9474</text:p>
          </table:table-cell>
          <table:table-cell office:value-type="string" calcext:value-type="string">
            <text:p>BY</text:p>
          </table:table-cell>
          <table:table-cell office:value-type="float" office:value="116099" calcext:value-type="float">
            <text:p>116099</text:p>
          </table:table-cell>
          <table:table-cell office:value-type="float" office:value="642.79" calcext:value-type="float">
            <text:p>642,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ühldorf am Inn</text:p>
          </table:table-cell>
          <table:table-cell office:value-type="float" office:value="9183" calcext:value-type="float">
            <text:p>9183</text:p>
          </table:table-cell>
          <table:table-cell office:value-type="string" calcext:value-type="string">
            <text:p>BY</text:p>
          </table:table-cell>
          <table:table-cell office:value-type="float" office:value="115250" calcext:value-type="float">
            <text:p>115250</text:p>
          </table:table-cell>
          <table:table-cell office:value-type="float" office:value="805.31" calcext:value-type="float">
            <text:p>805,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hweinfurt</text:p>
          </table:table-cell>
          <table:table-cell office:value-type="float" office:value="9678" calcext:value-type="float">
            <text:p>9678</text:p>
          </table:table-cell>
          <table:table-cell office:value-type="string" calcext:value-type="string">
            <text:p>BY</text:p>
          </table:table-cell>
          <table:table-cell office:value-type="float" office:value="115106" calcext:value-type="float">
            <text:p>115106</text:p>
          </table:table-cell>
          <table:table-cell office:value-type="float" office:value="841.46" calcext:value-type="float">
            <text:p>841,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ree-Neiße</text:p>
          </table:table-cell>
          <table:table-cell office:value-type="float" office:value="12071" calcext:value-type="float">
            <text:p>12071</text:p>
          </table:table-cell>
          <table:table-cell office:value-type="string" calcext:value-type="string">
            <text:p>BB</text:p>
          </table:table-cell>
          <table:table-cell office:value-type="float" office:value="114429" calcext:value-type="float">
            <text:p>114429</text:p>
          </table:table-cell>
          <table:table-cell office:value-type="float" office:value="1657.45" calcext:value-type="float">
            <text:p>1657,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sterholz</text:p>
          </table:table-cell>
          <table:table-cell office:value-type="float" office:value="3356" calcext:value-type="float">
            <text:p>3356</text:p>
          </table:table-cell>
          <table:table-cell office:value-type="string" calcext:value-type="string">
            <text:p>NI</text:p>
          </table:table-cell>
          <table:table-cell office:value-type="float" office:value="113517" calcext:value-type="float">
            <text:p>113517</text:p>
          </table:table-cell>
          <table:table-cell office:value-type="float" office:value="650.81" calcext:value-type="float">
            <text:p>650,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rnkastel-Wittlich</text:p>
          </table:table-cell>
          <table:table-cell office:value-type="float" office:value="7231" calcext:value-type="float">
            <text:p>7231</text:p>
          </table:table-cell>
          <table:table-cell office:value-type="string" calcext:value-type="string">
            <text:p>RP</text:p>
          </table:table-cell>
          <table:table-cell office:value-type="float" office:value="112262" calcext:value-type="float">
            <text:p>112262</text:p>
          </table:table-cell>
          <table:table-cell office:value-type="float" office:value="1167.56" calcext:value-type="float">
            <text:p>1167,56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Hohenlohekreis</text:p>
          </table:table-cell>
          <table:table-cell office:value-type="float" office:value="8126" calcext:value-type="float">
            <text:p>8126</text:p>
          </table:table-cell>
          <table:table-cell office:value-type="string" calcext:value-type="string">
            <text:p>BW</text:p>
          </table:table-cell>
          <table:table-cell office:value-type="float" office:value="112010" calcext:value-type="float">
            <text:p>112010</text:p>
          </table:table-cell>
          <table:table-cell office:value-type="float" office:value="776.78" calcext:value-type="float">
            <text:p>776,78</text:p>
          </table:table-cell>
          <table:table-cell office:value-type="string" calcext:value-type="string">
            <text:p>https://www.corona-im-hok.de/</text:p>
          </table:table-cell>
          <table:table-cell office:value-type="string" calcext:value-type="string">
            <text:p>y (not parsable easily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endal</text:p>
          </table:table-cell>
          <table:table-cell office:value-type="float" office:value="15090" calcext:value-type="float">
            <text:p>15090</text:p>
          </table:table-cell>
          <table:table-cell office:value-type="string" calcext:value-type="string">
            <text:p>ST</text:p>
          </table:table-cell>
          <table:table-cell office:value-type="float" office:value="111982" calcext:value-type="float">
            <text:p>111982</text:p>
          </table:table-cell>
          <table:table-cell office:value-type="float" office:value="2423.16" calcext:value-type="float">
            <text:p>2423,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tötting</text:p>
          </table:table-cell>
          <table:table-cell office:value-type="float" office:value="9171" calcext:value-type="float">
            <text:p>9171</text:p>
          </table:table-cell>
          <table:table-cell office:value-type="string" calcext:value-type="string">
            <text:p>BY</text:p>
          </table:table-cell>
          <table:table-cell office:value-type="float" office:value="111210" calcext:value-type="float">
            <text:p>111210</text:p>
          </table:table-cell>
          <table:table-cell office:value-type="float" office:value="569.35" calcext:value-type="float">
            <text:p>569,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berspreewald-Lausitz</text:p>
          </table:table-cell>
          <table:table-cell office:value-type="float" office:value="12066" calcext:value-type="float">
            <text:p>12066</text:p>
          </table:table-cell>
          <table:table-cell office:value-type="string" calcext:value-type="string">
            <text:p>BB</text:p>
          </table:table-cell>
          <table:table-cell office:value-type="float" office:value="110476" calcext:value-type="float">
            <text:p>110476</text:p>
          </table:table-cell>
          <table:table-cell office:value-type="float" office:value="1223.08" calcext:value-type="float">
            <text:p>1223,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üdliche Weinstraße</text:p>
          </table:table-cell>
          <table:table-cell office:value-type="float" office:value="7337" calcext:value-type="float">
            <text:p>7337</text:p>
          </table:table-cell>
          <table:table-cell office:value-type="string" calcext:value-type="string">
            <text:p>RP</text:p>
          </table:table-cell>
          <table:table-cell office:value-type="float" office:value="110356" calcext:value-type="float">
            <text:p>110356</text:p>
          </table:table-cell>
          <table:table-cell office:value-type="float" office:value="639.83" calcext:value-type="float">
            <text:p>639,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lm-Kreis</text:p>
          </table:table-cell>
          <table:table-cell office:value-type="float" office:value="16070" calcext:value-type="float">
            <text:p>16070</text:p>
          </table:table-cell>
          <table:table-cell office:value-type="string" calcext:value-type="string">
            <text:p>TH</text:p>
          </table:table-cell>
          <table:table-cell office:value-type="float" office:value="106622" calcext:value-type="float">
            <text:p>106622</text:p>
          </table:table-cell>
          <table:table-cell office:value-type="float" office:value="805.11" calcext:value-type="float">
            <text:p>805,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iserslautern</text:p>
          </table:table-cell>
          <table:table-cell office:value-type="float" office:value="7335" calcext:value-type="float">
            <text:p>7335</text:p>
          </table:table-cell>
          <table:table-cell office:value-type="string" calcext:value-type="string">
            <text:p>RP</text:p>
          </table:table-cell>
          <table:table-cell office:value-type="float" office:value="106057" calcext:value-type="float">
            <text:p>106057</text:p>
          </table:table-cell>
          <table:table-cell office:value-type="float" office:value="639.88" calcext:value-type="float">
            <text:p>639,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gelsbergkreis</text:p>
          </table:table-cell>
          <table:table-cell office:value-type="float" office:value="6535" calcext:value-type="float">
            <text:p>6535</text:p>
          </table:table-cell>
          <table:table-cell office:value-type="string" calcext:value-type="string">
            <text:p>HE</text:p>
          </table:table-cell>
          <table:table-cell office:value-type="float" office:value="105878" calcext:value-type="float">
            <text:p>105878</text:p>
          </table:table-cell>
          <table:table-cell office:value-type="float" office:value="1458.99" calcext:value-type="float">
            <text:p>1458,9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rchtesgadener Land</text:p>
          </table:table-cell>
          <table:table-cell office:value-type="float" office:value="9172" calcext:value-type="float">
            <text:p>9172</text:p>
          </table:table-cell>
          <table:table-cell office:value-type="string" calcext:value-type="string">
            <text:p>BY</text:p>
          </table:table-cell>
          <table:table-cell office:value-type="float" office:value="105722" calcext:value-type="float">
            <text:p>105722</text:p>
          </table:table-cell>
          <table:table-cell office:value-type="float" office:value="839.92" calcext:value-type="float">
            <text:p>839,9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alfeld-Rudolstadt</text:p>
          </table:table-cell>
          <table:table-cell office:value-type="float" office:value="16073" calcext:value-type="float">
            <text:p>16073</text:p>
          </table:table-cell>
          <table:table-cell office:value-type="string" calcext:value-type="string">
            <text:p>TH</text:p>
          </table:table-cell>
          <table:table-cell office:value-type="float" office:value="104142" calcext:value-type="float">
            <text:p>104142</text:p>
          </table:table-cell>
          <table:table-cell office:value-type="float" office:value="1036.03" calcext:value-type="float">
            <text:p>1036,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yreuth</text:p>
          </table:table-cell>
          <table:table-cell office:value-type="float" office:value="9472" calcext:value-type="float">
            <text:p>9472</text:p>
          </table:table-cell>
          <table:table-cell office:value-type="string" calcext:value-type="string">
            <text:p>BY</text:p>
          </table:table-cell>
          <table:table-cell office:value-type="float" office:value="103656" calcext:value-type="float">
            <text:p>103656</text:p>
          </table:table-cell>
          <table:table-cell office:value-type="float" office:value="1273.74" calcext:value-type="float">
            <text:p>1273,74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erzig-Wadern</text:p>
          </table:table-cell>
          <table:table-cell office:value-type="float" office:value="10042" calcext:value-type="float">
            <text:p>10042</text:p>
          </table:table-cell>
          <table:table-cell office:value-type="string" calcext:value-type="string">
            <text:p>SL</text:p>
          </table:table-cell>
          <table:table-cell office:value-type="float" office:value="103366" calcext:value-type="float">
            <text:p>103366</text:p>
          </table:table-cell>
          <table:table-cell office:value-type="float" office:value="555.17" calcext:value-type="float">
            <text:p>555,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d Kissingen</text:p>
          </table:table-cell>
          <table:table-cell office:value-type="float" office:value="9672" calcext:value-type="float">
            <text:p>9672</text:p>
          </table:table-cell>
          <table:table-cell office:value-type="string" calcext:value-type="string">
            <text:p>BY</text:p>
          </table:table-cell>
          <table:table-cell office:value-type="float" office:value="103218" calcext:value-type="float">
            <text:p>103218</text:p>
          </table:table-cell>
          <table:table-cell office:value-type="float" office:value="1136.96" calcext:value-type="float">
            <text:p>1136,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mberg-Sulzbach</text:p>
          </table:table-cell>
          <table:table-cell office:value-type="float" office:value="9371" calcext:value-type="float">
            <text:p>9371</text:p>
          </table:table-cell>
          <table:table-cell office:value-type="string" calcext:value-type="string">
            <text:p>BY</text:p>
          </table:table-cell>
          <table:table-cell office:value-type="float" office:value="103109" calcext:value-type="float">
            <text:p>103109</text:p>
          </table:table-cell>
          <table:table-cell office:value-type="float" office:value="1255.75" calcext:value-type="float">
            <text:p>1255,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hein-Hunsrück-Kreis</text:p>
          </table:table-cell>
          <table:table-cell office:value-type="float" office:value="7140" calcext:value-type="float">
            <text:p>7140</text:p>
          </table:table-cell>
          <table:table-cell office:value-type="string" calcext:value-type="string">
            <text:p>RP</text:p>
          </table:table-cell>
          <table:table-cell office:value-type="float" office:value="102937" calcext:value-type="float">
            <text:p>102937</text:p>
          </table:table-cell>
          <table:table-cell office:value-type="float" office:value="991.12" calcext:value-type="float">
            <text:p>991,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nstrut-Hainich-Kreis</text:p>
          </table:table-cell>
          <table:table-cell office:value-type="float" office:value="16064" calcext:value-type="float">
            <text:p>16064</text:p>
          </table:table-cell>
          <table:table-cell office:value-type="string" calcext:value-type="string">
            <text:p>TH</text:p>
          </table:table-cell>
          <table:table-cell office:value-type="float" office:value="102912" calcext:value-type="float">
            <text:p>102912</text:p>
          </table:table-cell>
          <table:table-cell office:value-type="float" office:value="979.69" calcext:value-type="float">
            <text:p>979,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lbe-Elster</text:p>
          </table:table-cell>
          <table:table-cell office:value-type="float" office:value="12062" calcext:value-type="float">
            <text:p>12062</text:p>
          </table:table-cell>
          <table:table-cell office:value-type="string" calcext:value-type="string">
            <text:p>BB</text:p>
          </table:table-cell>
          <table:table-cell office:value-type="float" office:value="102638" calcext:value-type="float">
            <text:p>102638</text:p>
          </table:table-cell>
          <table:table-cell office:value-type="float" office:value="1899.54" calcext:value-type="float">
            <text:p>1899,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erra-Meißner-Kreis</text:p>
          </table:table-cell>
          <table:table-cell office:value-type="float" office:value="6636" calcext:value-type="float">
            <text:p>6636</text:p>
          </table:table-cell>
          <table:table-cell office:value-type="string" calcext:value-type="string">
            <text:p>HE</text:p>
          </table:table-cell>
          <table:table-cell office:value-type="float" office:value="101017" calcext:value-type="float">
            <text:p>101017</text:p>
          </table:table-cell>
          <table:table-cell office:value-type="float" office:value="1024.7" calcext:value-type="float">
            <text:p>1024,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ubing-Bogen</text:p>
          </table:table-cell>
          <table:table-cell office:value-type="float" office:value="9278" calcext:value-type="float">
            <text:p>9278</text:p>
          </table:table-cell>
          <table:table-cell office:value-type="string" calcext:value-type="string">
            <text:p>BY</text:p>
          </table:table-cell>
          <table:table-cell office:value-type="float" office:value="100649" calcext:value-type="float">
            <text:p>100649</text:p>
          </table:table-cell>
          <table:table-cell office:value-type="float" office:value="1201.94" calcext:value-type="float">
            <text:p>1201,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ichsfeld</text:p>
          </table:table-cell>
          <table:table-cell office:value-type="float" office:value="16061" calcext:value-type="float">
            <text:p>16061</text:p>
          </table:table-cell>
          <table:table-cell office:value-type="string" calcext:value-type="string">
            <text:p>TH</text:p>
          </table:table-cell>
          <table:table-cell office:value-type="float" office:value="100380" calcext:value-type="float">
            <text:p>100380</text:p>
          </table:table-cell>
          <table:table-cell office:value-type="float" office:value="943.07" calcext:value-type="float">
            <text:p>943,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ustadt an der Aisch-Bad Windsheim</text:p>
          </table:table-cell>
          <table:table-cell office:value-type="float" office:value="9575" calcext:value-type="float">
            <text:p>9575</text:p>
          </table:table-cell>
          <table:table-cell office:value-type="string" calcext:value-type="string">
            <text:p>BY</text:p>
          </table:table-cell>
          <table:table-cell office:value-type="float" office:value="100364" calcext:value-type="float">
            <text:p>100364</text:p>
          </table:table-cell>
          <table:table-cell office:value-type="float" office:value="1267.56" calcext:value-type="float">
            <text:p>1267,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esbach</text:p>
          </table:table-cell>
          <table:table-cell office:value-type="float" office:value="9182" calcext:value-type="float">
            <text:p>9182</text:p>
          </table:table-cell>
          <table:table-cell office:value-type="string" calcext:value-type="string">
            <text:p>BY</text:p>
          </table:table-cell>
          <table:table-cell office:value-type="float" office:value="99726" calcext:value-type="float">
            <text:p>99726</text:p>
          </table:table-cell>
          <table:table-cell office:value-type="float" office:value="866.23" calcext:value-type="float">
            <text:p>866,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stprignitz-Ruppin</text:p>
          </table:table-cell>
          <table:table-cell office:value-type="float" office:value="12068" calcext:value-type="float">
            <text:p>12068</text:p>
          </table:table-cell>
          <table:table-cell office:value-type="string" calcext:value-type="string">
            <text:p>BB</text:p>
          </table:table-cell>
          <table:table-cell office:value-type="float" office:value="99078" calcext:value-type="float">
            <text:p>99078</text:p>
          </table:table-cell>
          <table:table-cell office:value-type="float" office:value="2526.55" calcext:value-type="float">
            <text:p>2526,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ifelkreis Bitburg-Prüm</text:p>
          </table:table-cell>
          <table:table-cell office:value-type="float" office:value="7232" calcext:value-type="float">
            <text:p>7232</text:p>
          </table:table-cell>
          <table:table-cell office:value-type="string" calcext:value-type="string">
            <text:p>RP</text:p>
          </table:table-cell>
          <table:table-cell office:value-type="float" office:value="98561" calcext:value-type="float">
            <text:p>98561</text:p>
          </table:table-cell>
          <table:table-cell office:value-type="float" office:value="1626.22" calcext:value-type="float">
            <text:p>1626,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iesland</text:p>
          </table:table-cell>
          <table:table-cell office:value-type="float" office:value="3455" calcext:value-type="float">
            <text:p>3455</text:p>
          </table:table-cell>
          <table:table-cell office:value-type="string" calcext:value-type="string">
            <text:p>NI</text:p>
          </table:table-cell>
          <table:table-cell office:value-type="float" office:value="98460" calcext:value-type="float">
            <text:p>98460</text:p>
          </table:table-cell>
          <table:table-cell office:value-type="float" office:value="607.91" calcext:value-type="float">
            <text:p>607,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eiz</text:p>
          </table:table-cell>
          <table:table-cell office:value-type="float" office:value="16076" calcext:value-type="float">
            <text:p>16076</text:p>
          </table:table-cell>
          <table:table-cell office:value-type="string" calcext:value-type="string">
            <text:p>TH</text:p>
          </table:table-cell>
          <table:table-cell office:value-type="float" office:value="98159" calcext:value-type="float">
            <text:p>98159</text:p>
          </table:table-cell>
          <table:table-cell office:value-type="float" office:value="845.97" calcext:value-type="float">
            <text:p>845,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denwaldkreis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HE</text:p>
          </table:table-cell>
          <table:table-cell office:value-type="float" office:value="96798" calcext:value-type="float">
            <text:p>96798</text:p>
          </table:table-cell>
          <table:table-cell office:value-type="float" office:value="623.98" calcext:value-type="float">
            <text:p>623,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uburg-Schrobenhausen</text:p>
          </table:table-cell>
          <table:table-cell office:value-type="float" office:value="9185" calcext:value-type="float">
            <text:p>9185</text:p>
          </table:table-cell>
          <table:table-cell office:value-type="string" calcext:value-type="string">
            <text:p>BY</text:p>
          </table:table-cell>
          <table:table-cell office:value-type="float" office:value="96680" calcext:value-type="float">
            <text:p>96680</text:p>
          </table:table-cell>
          <table:table-cell office:value-type="float" office:value="739.81" calcext:value-type="float">
            <text:p>739,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ngolfing-Landau</text:p>
          </table:table-cell>
          <table:table-cell office:value-type="float" office:value="9279" calcext:value-type="float">
            <text:p>9279</text:p>
          </table:table-cell>
          <table:table-cell office:value-type="string" calcext:value-type="string">
            <text:p>BY</text:p>
          </table:table-cell>
          <table:table-cell office:value-type="float" office:value="96217" calcext:value-type="float">
            <text:p>96217</text:p>
          </table:table-cell>
          <table:table-cell office:value-type="float" office:value="877.79" calcext:value-type="float">
            <text:p>877,79</text:p>
          </table:table-cell>
          <table:table-cell table:number-columns-repeated="59"/>
        </table:table-row>
        <table:table-row table:style-name="ro1" table:visibility="filter">
          <table:table-cell office:value-type="string" calcext:value-type="string">
            <text:p>Dillingen an der Donau</text:p>
          </table:table-cell>
          <table:table-cell office:value-type="float" office:value="9773" calcext:value-type="float">
            <text:p>9773</text:p>
          </table:table-cell>
          <table:table-cell office:value-type="string" calcext:value-type="string">
            <text:p>BY</text:p>
          </table:table-cell>
          <table:table-cell office:value-type="float" office:value="96021" calcext:value-type="float">
            <text:p>96021</text:p>
          </table:table-cell>
          <table:table-cell office:value-type="float" office:value="792.22" calcext:value-type="float">
            <text:p>792,22</text:p>
          </table:table-cell>
          <table:table-cell/>
          <table:table-cell office:value-type="string" calcext:value-type="string">
            <text:p>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f</text:p>
          </table:table-cell>
          <table:table-cell office:value-type="float" office:value="9475" calcext:value-type="float">
            <text:p>9475</text:p>
          </table:table-cell>
          <table:table-cell office:value-type="string" calcext:value-type="string">
            <text:p>BY</text:p>
          </table:table-cell>
          <table:table-cell office:value-type="float" office:value="95311" calcext:value-type="float">
            <text:p>95311</text:p>
          </table:table-cell>
          <table:table-cell office:value-type="float" office:value="892.52" calcext:value-type="float">
            <text:p>892,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üdwestpfalz</text:p>
          </table:table-cell>
          <table:table-cell office:value-type="float" office:value="7340" calcext:value-type="float">
            <text:p>7340</text:p>
          </table:table-cell>
          <table:table-cell office:value-type="string" calcext:value-type="string">
            <text:p>RP</text:p>
          </table:table-cell>
          <table:table-cell office:value-type="float" office:value="95113" calcext:value-type="float">
            <text:p>95113</text:p>
          </table:table-cell>
          <table:table-cell office:value-type="float" office:value="953.65" calcext:value-type="float">
            <text:p>953,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eißenburg-Gunzenhausen</text:p>
          </table:table-cell>
          <table:table-cell office:value-type="float" office:value="9577" calcext:value-type="float">
            <text:p>9577</text:p>
          </table:table-cell>
          <table:table-cell office:value-type="string" calcext:value-type="string">
            <text:p>BY</text:p>
          </table:table-cell>
          <table:table-cell office:value-type="float" office:value="94393" calcext:value-type="float">
            <text:p>94393</text:p>
          </table:table-cell>
          <table:table-cell office:value-type="float" office:value="970.91" calcext:value-type="float">
            <text:p>970,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ustadt an der Waldnaab</text:p>
          </table:table-cell>
          <table:table-cell office:value-type="float" office:value="9374" calcext:value-type="float">
            <text:p>9374</text:p>
          </table:table-cell>
          <table:table-cell office:value-type="string" calcext:value-type="string">
            <text:p>BY</text:p>
          </table:table-cell>
          <table:table-cell office:value-type="float" office:value="94352" calcext:value-type="float">
            <text:p>94352</text:p>
          </table:table-cell>
          <table:table-cell office:value-type="float" office:value="1427.67" calcext:value-type="float">
            <text:p>1427,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elzen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NI</text:p>
          </table:table-cell>
          <table:table-cell office:value-type="float" office:value="92572" calcext:value-type="float">
            <text:p>92572</text:p>
          </table:table-cell>
          <table:table-cell office:value-type="float" office:value="1454.22" calcext:value-type="float">
            <text:p>1454,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elmstedt</text:p>
          </table:table-cell>
          <table:table-cell office:value-type="float" office:value="3154" calcext:value-type="float">
            <text:p>3154</text:p>
          </table:table-cell>
          <table:table-cell office:value-type="string" calcext:value-type="string">
            <text:p>NI</text:p>
          </table:table-cell>
          <table:table-cell office:value-type="float" office:value="91307" calcext:value-type="float">
            <text:p>91307</text:p>
          </table:table-cell>
          <table:table-cell office:value-type="float" office:value="674.02" calcext:value-type="float">
            <text:p>674,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tzingen</text:p>
          </table:table-cell>
          <table:table-cell office:value-type="float" office:value="9675" calcext:value-type="float">
            <text:p>9675</text:p>
          </table:table-cell>
          <table:table-cell office:value-type="string" calcext:value-type="string">
            <text:p>BY</text:p>
          </table:table-cell>
          <table:table-cell office:value-type="float" office:value="90909" calcext:value-type="float">
            <text:p>90909</text:p>
          </table:table-cell>
          <table:table-cell office:value-type="float" office:value="684.19" calcext:value-type="float">
            <text:p>684,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tenburger Land</text:p>
          </table:table-cell>
          <table:table-cell office:value-type="float" office:value="16077" calcext:value-type="float">
            <text:p>16077</text:p>
          </table:table-cell>
          <table:table-cell office:value-type="string" calcext:value-type="string">
            <text:p>TH</text:p>
          </table:table-cell>
          <table:table-cell office:value-type="float" office:value="90118" calcext:value-type="float">
            <text:p>90118</text:p>
          </table:table-cell>
          <table:table-cell office:value-type="float" office:value="569.41" calcext:value-type="float">
            <text:p>569,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erichower Land</text:p>
          </table:table-cell>
          <table:table-cell office:value-type="float" office:value="15086" calcext:value-type="float">
            <text:p>15086</text:p>
          </table:table-cell>
          <table:table-cell office:value-type="string" calcext:value-type="string">
            <text:p>ST</text:p>
          </table:table-cell>
          <table:table-cell office:value-type="float" office:value="89928" calcext:value-type="float">
            <text:p>89928</text:p>
          </table:table-cell>
          <table:table-cell office:value-type="float" office:value="1576.84" calcext:value-type="float">
            <text:p>1576,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esermarsch</text:p>
          </table:table-cell>
          <table:table-cell office:value-type="float" office:value="3461" calcext:value-type="float">
            <text:p>3461</text:p>
          </table:table-cell>
          <table:table-cell office:value-type="string" calcext:value-type="string">
            <text:p>NI</text:p>
          </table:table-cell>
          <table:table-cell office:value-type="float" office:value="88624" calcext:value-type="float">
            <text:p>88624</text:p>
          </table:table-cell>
          <table:table-cell office:value-type="float" office:value="822.01" calcext:value-type="float">
            <text:p>822,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misch-Partenkirchen</text:p>
          </table:table-cell>
          <table:table-cell office:value-type="float" office:value="9180" calcext:value-type="float">
            <text:p>9180</text:p>
          </table:table-cell>
          <table:table-cell office:value-type="string" calcext:value-type="string">
            <text:p>BY</text:p>
          </table:table-cell>
          <table:table-cell office:value-type="float" office:value="88467" calcext:value-type="float">
            <text:p>88467</text:p>
          </table:table-cell>
          <table:table-cell office:value-type="float" office:value="1012.22" calcext:value-type="float">
            <text:p>1012,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. Wendel</text:p>
          </table:table-cell>
          <table:table-cell office:value-type="float" office:value="10046" calcext:value-type="float">
            <text:p>10046</text:p>
          </table:table-cell>
          <table:table-cell office:value-type="string" calcext:value-type="string">
            <text:p>SL</text:p>
          </table:table-cell>
          <table:table-cell office:value-type="float" office:value="87397" calcext:value-type="float">
            <text:p>87397</text:p>
          </table:table-cell>
          <table:table-cell office:value-type="float" office:value="476.22" calcext:value-type="float">
            <text:p>476,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burg</text:p>
          </table:table-cell>
          <table:table-cell office:value-type="float" office:value="9473" calcext:value-type="float">
            <text:p>9473</text:p>
          </table:table-cell>
          <table:table-cell office:value-type="string" calcext:value-type="string">
            <text:p>BY</text:p>
          </table:table-cell>
          <table:table-cell office:value-type="float" office:value="86906" calcext:value-type="float">
            <text:p>86906</text:p>
          </table:table-cell>
          <table:table-cell office:value-type="float" office:value="590.47" calcext:value-type="float">
            <text:p>590,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ßberge</text:p>
          </table:table-cell>
          <table:table-cell office:value-type="float" office:value="9674" calcext:value-type="float">
            <text:p>9674</text:p>
          </table:table-cell>
          <table:table-cell office:value-type="string" calcext:value-type="string">
            <text:p>BY</text:p>
          </table:table-cell>
          <table:table-cell office:value-type="float" office:value="84599" calcext:value-type="float">
            <text:p>84599</text:p>
          </table:table-cell>
          <table:table-cell office:value-type="float" office:value="956.38" calcext:value-type="float">
            <text:p>956,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ordhausen</text:p>
          </table:table-cell>
          <table:table-cell office:value-type="float" office:value="16062" calcext:value-type="float">
            <text:p>16062</text:p>
          </table:table-cell>
          <table:table-cell office:value-type="string" calcext:value-type="string">
            <text:p>TH</text:p>
          </table:table-cell>
          <table:table-cell office:value-type="float" office:value="83822" calcext:value-type="float">
            <text:p>83822</text:p>
          </table:table-cell>
          <table:table-cell office:value-type="float" office:value="713.9" calcext:value-type="float">
            <text:p>713,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tmarkkreis Salzwedel</text:p>
          </table:table-cell>
          <table:table-cell office:value-type="float" office:value="15081" calcext:value-type="float">
            <text:p>15081</text:p>
          </table:table-cell>
          <table:table-cell office:value-type="string" calcext:value-type="string">
            <text:p>ST</text:p>
          </table:table-cell>
          <table:table-cell office:value-type="float" office:value="83765" calcext:value-type="float">
            <text:p>83765</text:p>
          </table:table-cell>
          <table:table-cell office:value-type="float" office:value="2293.03" calcext:value-type="float">
            <text:p>2293,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ale-Holzland-Kreis</text:p>
          </table:table-cell>
          <table:table-cell office:value-type="float" office:value="16074" calcext:value-type="float">
            <text:p>16074</text:p>
          </table:table-cell>
          <table:table-cell office:value-type="string" calcext:value-type="string">
            <text:p>TH</text:p>
          </table:table-cell>
          <table:table-cell office:value-type="float" office:value="83051" calcext:value-type="float">
            <text:p>83051</text:p>
          </table:table-cell>
          <table:table-cell office:value-type="float" office:value="815.24" calcext:value-type="float">
            <text:p>815,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eimarer Land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TH</text:p>
          </table:table-cell>
          <table:table-cell office:value-type="float" office:value="81947" calcext:value-type="float">
            <text:p>81947</text:p>
          </table:table-cell>
          <table:table-cell office:value-type="float" office:value="804.48" calcext:value-type="float">
            <text:p>804,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ndau (Bodensee)</text:p>
          </table:table-cell>
          <table:table-cell office:value-type="float" office:value="9776" calcext:value-type="float">
            <text:p>9776</text:p>
          </table:table-cell>
          <table:table-cell office:value-type="string" calcext:value-type="string">
            <text:p>BY</text:p>
          </table:table-cell>
          <table:table-cell office:value-type="float" office:value="81669" calcext:value-type="float">
            <text:p>81669</text:p>
          </table:table-cell>
          <table:table-cell office:value-type="float" office:value="323.44" calcext:value-type="float">
            <text:p>323,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ale-Orla-Kreis</text:p>
          </table:table-cell>
          <table:table-cell office:value-type="float" office:value="16075" calcext:value-type="float">
            <text:p>16075</text:p>
          </table:table-cell>
          <table:table-cell office:value-type="string" calcext:value-type="string">
            <text:p>TH</text:p>
          </table:table-cell>
          <table:table-cell office:value-type="float" office:value="80868" calcext:value-type="float">
            <text:p>80868</text:p>
          </table:table-cell>
          <table:table-cell office:value-type="float" office:value="1151.3" calcext:value-type="float">
            <text:p>1151,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irkenfeld</text:p>
          </table:table-cell>
          <table:table-cell office:value-type="float" office:value="7134" calcext:value-type="float">
            <text:p>7134</text:p>
          </table:table-cell>
          <table:table-cell office:value-type="string" calcext:value-type="string">
            <text:p>RP</text:p>
          </table:table-cell>
          <table:table-cell office:value-type="float" office:value="80720" calcext:value-type="float">
            <text:p>80720</text:p>
          </table:table-cell>
          <table:table-cell office:value-type="float" office:value="776.58" calcext:value-type="float">
            <text:p>776,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hön-Grabfeld</text:p>
          </table:table-cell>
          <table:table-cell office:value-type="float" office:value="9673" calcext:value-type="float">
            <text:p>9673</text:p>
          </table:table-cell>
          <table:table-cell office:value-type="string" calcext:value-type="string">
            <text:p>BY</text:p>
          </table:table-cell>
          <table:table-cell office:value-type="float" office:value="79690" calcext:value-type="float">
            <text:p>79690</text:p>
          </table:table-cell>
          <table:table-cell office:value-type="float" office:value="1021.77" calcext:value-type="float">
            <text:p>1021,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eyung-Grafenau</text:p>
          </table:table-cell>
          <table:table-cell office:value-type="float" office:value="9272" calcext:value-type="float">
            <text:p>9272</text:p>
          </table:table-cell>
          <table:table-cell office:value-type="string" calcext:value-type="string">
            <text:p>BY</text:p>
          </table:table-cell>
          <table:table-cell office:value-type="float" office:value="78355" calcext:value-type="float">
            <text:p>78355</text:p>
          </table:table-cell>
          <table:table-cell office:value-type="float" office:value="984.15" calcext:value-type="float">
            <text:p>984,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gen</text:p>
          </table:table-cell>
          <table:table-cell office:value-type="float" office:value="9276" calcext:value-type="float">
            <text:p>9276</text:p>
          </table:table-cell>
          <table:table-cell office:value-type="string" calcext:value-type="string">
            <text:p>BY</text:p>
          </table:table-cell>
          <table:table-cell office:value-type="float" office:value="77656" calcext:value-type="float">
            <text:p>77656</text:p>
          </table:table-cell>
          <table:table-cell office:value-type="float" office:value="974.92" calcext:value-type="float">
            <text:p>974,9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ignitz</text:p>
          </table:table-cell>
          <table:table-cell office:value-type="float" office:value="12070" calcext:value-type="float">
            <text:p>12070</text:p>
          </table:table-cell>
          <table:table-cell office:value-type="string" calcext:value-type="string">
            <text:p>BB</text:p>
          </table:table-cell>
          <table:table-cell office:value-type="float" office:value="76508" calcext:value-type="float">
            <text:p>76508</text:p>
          </table:table-cell>
          <table:table-cell office:value-type="float" office:value="2138.61" calcext:value-type="float">
            <text:p>2138,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nnersbergkreis</text:p>
          </table:table-cell>
          <table:table-cell office:value-type="float" office:value="7333" calcext:value-type="float">
            <text:p>7333</text:p>
          </table:table-cell>
          <table:table-cell office:value-type="string" calcext:value-type="string">
            <text:p>RP</text:p>
          </table:table-cell>
          <table:table-cell office:value-type="float" office:value="75101" calcext:value-type="float">
            <text:p>75101</text:p>
          </table:table-cell>
          <table:table-cell office:value-type="float" office:value="645.52" calcext:value-type="float">
            <text:p>645,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yffhäuserkreis</text:p>
          </table:table-cell>
          <table:table-cell office:value-type="float" office:value="16065" calcext:value-type="float">
            <text:p>16065</text:p>
          </table:table-cell>
          <table:table-cell office:value-type="string" calcext:value-type="string">
            <text:p>TH</text:p>
          </table:table-cell>
          <table:table-cell office:value-type="float" office:value="75009" calcext:value-type="float">
            <text:p>75009</text:p>
          </table:table-cell>
          <table:table-cell office:value-type="float" office:value="1037.91" calcext:value-type="float">
            <text:p>1037,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unsiedel im Fichtelgebirge</text:p>
          </table:table-cell>
          <table:table-cell office:value-type="float" office:value="9479" calcext:value-type="float">
            <text:p>9479</text:p>
          </table:table-cell>
          <table:table-cell office:value-type="string" calcext:value-type="string">
            <text:p>BY</text:p>
          </table:table-cell>
          <table:table-cell office:value-type="float" office:value="73178" calcext:value-type="float">
            <text:p>73178</text:p>
          </table:table-cell>
          <table:table-cell office:value-type="float" office:value="606.43" calcext:value-type="float">
            <text:p>606,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rschenreuth</text:p>
          </table:table-cell>
          <table:table-cell office:value-type="float" office:value="9377" calcext:value-type="float">
            <text:p>9377</text:p>
          </table:table-cell>
          <table:table-cell office:value-type="string" calcext:value-type="string">
            <text:p>BY</text:p>
          </table:table-cell>
          <table:table-cell office:value-type="float" office:value="72504" calcext:value-type="float">
            <text:p>72504</text:p>
          </table:table-cell>
          <table:table-cell office:value-type="float" office:value="1084.23" calcext:value-type="float">
            <text:p>1084,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ulmbach</text:p>
          </table:table-cell>
          <table:table-cell office:value-type="float" office:value="9477" calcext:value-type="float">
            <text:p>9477</text:p>
          </table:table-cell>
          <table:table-cell office:value-type="string" calcext:value-type="string">
            <text:p>BY</text:p>
          </table:table-cell>
          <table:table-cell office:value-type="float" office:value="71845" calcext:value-type="float">
            <text:p>71845</text:p>
          </table:table-cell>
          <table:table-cell office:value-type="float" office:value="658.34" calcext:value-type="float">
            <text:p>658,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olzminden</text:p>
          </table:table-cell>
          <table:table-cell office:value-type="float" office:value="3255" calcext:value-type="float">
            <text:p>3255</text:p>
          </table:table-cell>
          <table:table-cell office:value-type="string" calcext:value-type="string">
            <text:p>NI</text:p>
          </table:table-cell>
          <table:table-cell office:value-type="float" office:value="70975" calcext:value-type="float">
            <text:p>70975</text:p>
          </table:table-cell>
          <table:table-cell office:value-type="float" office:value="692.65" calcext:value-type="float">
            <text:p>692,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usel</text:p>
          </table:table-cell>
          <table:table-cell office:value-type="float" office:value="7336" calcext:value-type="float">
            <text:p>7336</text:p>
          </table:table-cell>
          <table:table-cell office:value-type="string" calcext:value-type="string">
            <text:p>RP</text:p>
          </table:table-cell>
          <table:table-cell office:value-type="float" office:value="70526" calcext:value-type="float">
            <text:p>70526</text:p>
          </table:table-cell>
          <table:table-cell office:value-type="float" office:value="573.28" calcext:value-type="float">
            <text:p>573,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ömmerda</text:p>
          </table:table-cell>
          <table:table-cell office:value-type="float" office:value="16068" calcext:value-type="float">
            <text:p>16068</text:p>
          </table:table-cell>
          <table:table-cell office:value-type="string" calcext:value-type="string">
            <text:p>TH</text:p>
          </table:table-cell>
          <table:table-cell office:value-type="float" office:value="69655" calcext:value-type="float">
            <text:p>69655</text:p>
          </table:table-cell>
          <table:table-cell office:value-type="float" office:value="806.86" calcext:value-type="float">
            <text:p>806,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ronach</text:p>
          </table:table-cell>
          <table:table-cell office:value-type="float" office:value="9476" calcext:value-type="float">
            <text:p>9476</text:p>
          </table:table-cell>
          <table:table-cell office:value-type="string" calcext:value-type="string">
            <text:p>BY</text:p>
          </table:table-cell>
          <table:table-cell office:value-type="float" office:value="67135" calcext:value-type="float">
            <text:p>67135</text:p>
          </table:table-cell>
          <table:table-cell office:value-type="float" office:value="651.53" calcext:value-type="float">
            <text:p>651,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chtenfels</text:p>
          </table:table-cell>
          <table:table-cell office:value-type="float" office:value="9478" calcext:value-type="float">
            <text:p>9478</text:p>
          </table:table-cell>
          <table:table-cell office:value-type="string" calcext:value-type="string">
            <text:p>BY</text:p>
          </table:table-cell>
          <table:table-cell office:value-type="float" office:value="66838" calcext:value-type="float">
            <text:p>66838</text:p>
          </table:table-cell>
          <table:table-cell office:value-type="float" office:value="519.95" calcext:value-type="float">
            <text:p>519,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ildburghausen</text:p>
          </table:table-cell>
          <table:table-cell office:value-type="float" office:value="16069" calcext:value-type="float">
            <text:p>16069</text:p>
          </table:table-cell>
          <table:table-cell office:value-type="string" calcext:value-type="string">
            <text:p>TH</text:p>
          </table:table-cell>
          <table:table-cell office:value-type="float" office:value="63553" calcext:value-type="float">
            <text:p>63553</text:p>
          </table:table-cell>
          <table:table-cell office:value-type="float" office:value="938.42" calcext:value-type="float">
            <text:p>938,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chem-Zell</text:p>
          </table:table-cell>
          <table:table-cell office:value-type="float" office:value="7135" calcext:value-type="float">
            <text:p>7135</text:p>
          </table:table-cell>
          <table:table-cell office:value-type="string" calcext:value-type="string">
            <text:p>RP</text:p>
          </table:table-cell>
          <table:table-cell office:value-type="float" office:value="61587" calcext:value-type="float">
            <text:p>61587</text:p>
          </table:table-cell>
          <table:table-cell office:value-type="float" office:value="692.33" calcext:value-type="float">
            <text:p>692,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ulkaneifel</text:p>
          </table:table-cell>
          <table:table-cell office:value-type="float" office:value="7233" calcext:value-type="float">
            <text:p>7233</text:p>
          </table:table-cell>
          <table:table-cell office:value-type="string" calcext:value-type="string">
            <text:p>RP</text:p>
          </table:table-cell>
          <table:table-cell office:value-type="float" office:value="60603" calcext:value-type="float">
            <text:p>60603</text:p>
          </table:table-cell>
          <table:table-cell office:value-type="float" office:value="911.02" calcext:value-type="float">
            <text:p>911,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onneberg</text:p>
          </table:table-cell>
          <table:table-cell office:value-type="float" office:value="16072" calcext:value-type="float">
            <text:p>16072</text:p>
          </table:table-cell>
          <table:table-cell office:value-type="string" calcext:value-type="string">
            <text:p>TH</text:p>
          </table:table-cell>
          <table:table-cell office:value-type="float" office:value="58410" calcext:value-type="float">
            <text:p>58410</text:p>
          </table:table-cell>
          <table:table-cell office:value-type="float" office:value="433.61" calcext:value-type="float">
            <text:p>433,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ttmund</text:p>
          </table:table-cell>
          <table:table-cell office:value-type="float" office:value="3462" calcext:value-type="float">
            <text:p>3462</text:p>
          </table:table-cell>
          <table:table-cell office:value-type="string" calcext:value-type="string">
            <text:p>NI</text:p>
          </table:table-cell>
          <table:table-cell office:value-type="float" office:value="56882" calcext:value-type="float">
            <text:p>56882</text:p>
          </table:table-cell>
          <table:table-cell office:value-type="float" office:value="656.64" calcext:value-type="float">
            <text:p>656,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üchow-Dannenberg</text:p>
          </table:table-cell>
          <table:table-cell office:value-type="float" office:value="3354" calcext:value-type="float">
            <text:p>3354</text:p>
          </table:table-cell>
          <table:table-cell office:value-type="string" calcext:value-type="string">
            <text:p>NI</text:p>
          </table:table-cell>
          <table:table-cell office:value-type="float" office:value="48424" calcext:value-type="float">
            <text:p>48424</text:p>
          </table:table-cell>
          <table:table-cell office:value-type="float" office:value="1220.75" calcext:value-type="float">
            <text:p>1220,7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tadtkreis BadenBaden</text:p>
          </table:table-cell>
          <table:table-cell/>
          <table:table-cell office:value-type="string" calcext:value-type="string">
            <text:p>BW</text:p>
          </table:table-cell>
          <table:table-cell table:number-columns-repeated="2"/>
          <table:table-cell office:value-type="string" calcext:value-type="string">
            <text:p><text:a xlink:href="https://www.baden-baden.de/buergerservice/news/corona-aktuell_9635/" xlink:type="simple">https://www.baden-baden.de/buergerservice/news/corona-aktuell_9635/</text:a>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Stadtkreis Ulm</text:p>
          </table:table-cell>
          <table:table-cell/>
          <table:table-cell office:value-type="string" calcext:value-type="string">
            <text:p>BW</text:p>
          </table:table-cell>
          <table:table-cell table:number-columns-repeated="2"/>
          <table:table-cell office:value-type="string" calcext:value-type="string">
            <text:p><text:a xlink:href="https://www.alb-donau-kreis.de/alb-donau-kreis/startseite/dienstleistungen+service/coronavirus.html" xlink:type="simple">https://www.alb-donau-kreis.de/alb-donau-kreis/startseite/dienstleistungen+service/coronavirus.html</text:a></text:p>
          </table:table-cell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reiburg im Breisgau</text:p>
          </table:table-cell>
          <table:table-cell/>
          <table:table-cell office:value-type="string" calcext:value-type="string">
            <text:p>BW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tadt Augsburg</text:p>
          </table:table-cell>
          <table:table-cell table:number-columns-repeated="5"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tadt Heidelberg</text:p>
          </table:table-cell>
          <table:table-cell table:number-columns-repeated="5"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forzheim</text:p>
          </table:table-cell>
          <table:table-cell table:number-columns-repeated="5"/>
          <table:table-cell table:number-columns-repeated="2" office:value-type="string" calcext:value-type="string">
            <text:p>y</text:p>
          </table:table-cell>
          <table:table-cell table:number-columns-repeated="56"/>
        </table:table-row>
        <table:table-row table:style-name="ro1" table:number-rows-repeated="10482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Tabelle1.A1:Tabelle1.H300" table:display-filter-buttons="true">
          <table:filter>
            <table:filter-or>
              <table:filter-condition table:field-number="6" table:value="" table:operator="="/>
            </table:filter-or>
          </table:filter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1" svg:font-family="'DejaVu Sans'"/>
    <style:font-face style:name="DejaVu Serif" svg:font-family="'DejaVu Serif'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de" fo:country="DE" style:font-name-asian="DejaVu Sans2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DejaVu Sans1" fo:font-family="'DejaVu Sans'" fo:font-size="11pt" style:font-name-asian="DejaVu Sans1" style:font-family-asian="'DejaVu Sans'" style:font-size-asian="11pt" style:font-name-complex="DejaVu Sans1" style:font-family-complex="'DejaVu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2.2$Linux_X86_64 LibreOffice_project/40$Build-2</meta:generator>
    <meta:creation-date>2020-03-15T12:33:56Z</meta:creation-date>
    <dc:date>2020-03-22T01:01:26.065920878</dc:date>
    <meta:editing-cycles>32</meta:editing-cycles>
    <meta:editing-duration>PT32S</meta:editing-duration>
    <meta:document-statistic meta:table-count="1" meta:cell-count="1644" meta:object-count="0"/>
  </office:meta>
</office:document-meta>
</file>